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30099" draw:opacity="80%"/>
    </style:style>
    <style:style style:name="gr2" style:family="graphic" style:parent-style-name="standard">
      <style:graphic-properties draw:stroke="none" draw:fill="solid" draw:fill-color="#ff0000" draw:opacity="80%"/>
    </style:style>
    <style:style style:name="gr3" style:family="graphic" style:parent-style-name="standard">
      <style:graphic-properties draw:stroke="none" draw:fill="solid" draw:fill-color="#008000" draw:opacity="80%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01cm" fo:min-width="0.2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0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15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12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08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730099" draw:opacity="80%"/>
    </style:style>
    <style:style style:name="P2" style:family="paragraph">
      <loext:graphic-properties draw:fill="solid" draw:fill-color="#ff0000" draw:opacity="80%"/>
    </style:style>
    <style:style style:name="P3" style:family="paragraph">
      <loext:graphic-properties draw:fill="solid" draw:fill-color="#008000" draw:opacity="8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style:paragraph-properties fo:text-align="start" style:writing-mode="lr-tb"/>
      <style:text-properties fo:font-size="22pt" style:font-size-asian="22pt" style:font-size-complex="22pt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style:paragraph-properties fo:text-align="start" style:writing-mode="lr-tb"/>
      <style:text-properties fo:font-size="22pt" fo:font-style="italic" style:font-size-asian="22pt" style:font-style-asian="italic" style:font-size-complex="22pt" style:font-style-complex="italic"/>
    </style:style>
    <style:style style:name="P12" style:family="paragraph">
      <loext:graphic-properties draw:fill="none"/>
      <style:paragraph-properties fo:text-align="start" style:writing-mode="lr-tb"/>
      <style:text-properties fo:font-size="22pt" fo:font-style="italic" style:font-size-asian="22pt" style:font-style-asian="italic" style:font-size-complex="22pt" style:font-style-complex="italic"/>
    </style:style>
    <style:style style:name="P13" style:family="paragraph">
      <style:paragraph-properties fo:text-align="start" style:writing-mode="lr-tb"/>
      <style:text-properties fo:font-size="15pt" fo:font-style="italic" style:font-size-asian="7pt" style:font-size-complex="7pt"/>
    </style:style>
    <style:style style:name="P14" style:family="paragraph">
      <loext:graphic-properties draw:fill="none"/>
      <style:paragraph-properties fo:text-align="start" style:writing-mode="lr-tb"/>
      <style:text-properties fo:font-size="15pt" fo:font-style="italic" style:font-size-asian="7pt" style:font-size-complex="7pt"/>
    </style:style>
    <style:style style:name="P15" style:family="paragraph">
      <style:paragraph-properties fo:text-align="start" style:writing-mode="lr-tb"/>
      <style:text-properties fo:font-size="11pt" style:font-size-asian="11pt" style:font-size-complex="11pt"/>
    </style:style>
    <style:style style:name="P1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7" style:family="paragraph">
      <style:paragraph-properties fo:text-align="start" style:writing-mode="lr-tb"/>
      <style:text-properties fo:font-size="10.5pt" fo:font-style="italic" style:font-size-asian="10.5pt" style:font-style-asian="italic" style:font-size-complex="10.5pt" style:font-style-complex="italic"/>
    </style:style>
    <style:style style:name="P18" style:family="paragraph">
      <loext:graphic-properties draw:fill="none"/>
      <style:paragraph-properties fo:text-align="start" style:writing-mode="lr-tb"/>
      <style:text-properties fo:font-size="10.5pt" fo:font-style="italic" style:font-size-asian="10.5pt" style:font-style-asian="italic" style:font-size-complex="10.5pt" style:font-style-complex="italic"/>
    </style:style>
    <style:style style:name="P19" style:family="paragraph">
      <style:paragraph-properties fo:text-align="start" style:writing-mode="lr-tb"/>
      <style:text-properties fo:font-size="11pt" style:font-size-asian="13pt" style:font-size-complex="13pt"/>
    </style:style>
    <style:style style:name="P20" style:family="paragraph">
      <loext:graphic-properties draw:fill="none"/>
      <style:paragraph-properties fo:text-align="start" style:writing-mode="lr-tb"/>
      <style:text-properties fo:font-size="11pt" style:font-size-asian="13pt" style:font-size-complex="13pt"/>
    </style:style>
    <style:style style:name="P21" style:family="paragraph">
      <style:paragraph-properties fo:text-align="start" style:writing-mode="lr-tb"/>
      <style:text-properties fo:font-size="23pt" style:font-size-asian="23pt" style:font-size-complex="23pt"/>
    </style:style>
    <style:style style:name="P22" style:family="paragraph">
      <loext:graphic-properties draw:fill="none"/>
      <style:paragraph-properties fo:text-align="start" style:writing-mode="lr-tb"/>
      <style:text-properties fo:font-size="23pt" style:font-size-asian="23pt" style:font-size-complex="23pt"/>
    </style:style>
    <style:style style:name="T1" style:family="text">
      <style:text-properties fo:color="#000000" style:font-name="TimesNewRoman" fo:font-size="16pt" style:font-size-asian="16pt" style:font-name-complex="TimesNewRoman" style:font-size-complex="16pt"/>
    </style:style>
    <style:style style:name="T2" style:family="text">
      <style:text-properties fo:color="#000000" style:font-name="TimesNewRoman" fo:font-size="18pt" style:font-size-asian="18pt" style:font-name-complex="TimesNewRoman" style:font-size-complex="18pt"/>
    </style:style>
    <style:style style:name="T3" style:family="text">
      <style:text-properties fo:color="#000000" style:font-name="TimesNewRoman" fo:font-size="22pt" style:font-size-asian="22pt" style:font-name-complex="TimesNewRoman" style:font-size-complex="22pt"/>
    </style:style>
    <style:style style:name="T4" style:family="text">
      <style:text-properties fo:color="#000000" style:font-name="NimbusRoman" fo:font-size="22pt" fo:font-style="italic" style:font-size-asian="22pt" style:font-style-asian="italic" style:font-name-complex="NimbusRoman" style:font-size-complex="22pt" style:font-style-complex="italic"/>
    </style:style>
    <style:style style:name="T5" style:family="text">
      <style:text-properties fo:color="#000000" style:font-name="NimbusRoman" style:font-size-asian="7pt" style:font-name-complex="NimbusRoman" style:font-size-complex="7pt"/>
    </style:style>
    <style:style style:name="T6" style:family="text">
      <style:text-properties fo:color="#000000" style:font-name="OpenSymbol" fo:font-size="11pt" style:font-size-asian="11pt" style:font-name-complex="OpenSymbol" style:font-size-complex="11pt"/>
    </style:style>
    <style:style style:name="T7" style:family="text">
      <style:text-properties fo:color="#000000" style:font-name="NimbusRoman" fo:font-size="10.5pt" fo:font-style="italic" style:font-size-asian="10.5pt" style:font-style-asian="italic" style:font-name-complex="NimbusRoman" style:font-size-complex="10.5pt" style:font-style-complex="italic"/>
    </style:style>
    <style:style style:name="T8" style:family="text">
      <style:text-properties fo:color="#000000" style:font-name="OpenSymbol" style:font-size-asian="13pt" style:font-name-complex="OpenSymbol" style:font-size-complex="13pt"/>
    </style:style>
    <style:style style:name="T9" style:family="text">
      <style:text-properties fo:color="#000000" style:font-name="OpenSymbol" fo:font-size="23pt" style:font-size-asian="23pt" style:font-name-complex="OpenSymbol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57cm" svg:height="0.011cm" svg:x="3.803cm" svg:y="11.398cm" svg:viewBox="0 0 158 12" draw:points="0,12 158,12 158,0 0,0">
          <text:p/>
        </draw:polygon>
        <draw:polygon draw:style-name="gr1" draw:text-style-name="P1" draw:layer="layout" svg:width="0.157cm" svg:height="0.003cm" svg:x="4.364cm" svg:y="11.405cm" svg:viewBox="0 0 158 4" draw:points="0,4 158,4 158,0 0,0">
          <text:p/>
        </draw:polygon>
        <draw:polygon draw:style-name="gr1" draw:text-style-name="P1" draw:layer="layout" svg:width="0.157cm" svg:height="0.007cm" svg:x="4.924cm" svg:y="11.401cm" svg:viewBox="0 0 158 8" draw:points="0,8 158,8 158,0 0,0">
          <text:p/>
        </draw:polygon>
        <draw:polygon draw:style-name="gr1" draw:text-style-name="P1" draw:layer="layout" svg:width="0.157cm" svg:height="0.002cm" svg:x="5.485cm" svg:y="11.408cm" svg:viewBox="0 0 158 3" draw:points="0,0 158,0 158,3 0,3">
          <text:p/>
        </draw:polygon>
        <draw:polygon draw:style-name="gr1" draw:text-style-name="P1" draw:layer="layout" svg:width="0.157cm" svg:height="0.012cm" svg:x="6.046cm" svg:y="11.408cm" svg:viewBox="0 0 158 13" draw:points="0,0 158,0 158,13 0,13">
          <text:p/>
        </draw:polygon>
        <draw:polygon draw:style-name="gr1" draw:text-style-name="P1" draw:layer="layout" svg:width="0.157cm" svg:height="0.017cm" svg:x="6.606cm" svg:y="11.408cm" svg:viewBox="0 0 158 18" draw:points="0,0 158,0 158,18 0,18">
          <text:p/>
        </draw:polygon>
        <draw:polygon draw:style-name="gr1" draw:text-style-name="P1" draw:layer="layout" svg:width="0.157cm" svg:height="0.018cm" svg:x="7.167cm" svg:y="11.408cm" svg:viewBox="0 0 158 19" draw:points="0,0 158,0 158,19 0,19">
          <text:p/>
        </draw:polygon>
        <draw:polygon draw:style-name="gr1" draw:text-style-name="P1" draw:layer="layout" svg:width="0.156cm" svg:height="0.018cm" svg:x="7.728cm" svg:y="11.408cm" svg:viewBox="0 0 157 19" draw:points="0,0 157,0 157,19 0,19">
          <text:p/>
        </draw:polygon>
        <draw:polygon draw:style-name="gr1" draw:text-style-name="P1" draw:layer="layout" svg:width="0.157cm" svg:height="0.015cm" svg:x="8.288cm" svg:y="11.408cm" svg:viewBox="0 0 158 16" draw:points="0,0 158,0 158,16 0,16">
          <text:p/>
        </draw:polygon>
        <draw:polygon draw:style-name="gr1" draw:text-style-name="P1" draw:layer="layout" svg:width="0.157cm" svg:height="0.014cm" svg:x="8.849cm" svg:y="11.408cm" svg:viewBox="0 0 158 15" draw:points="0,0 158,0 158,15 0,15">
          <text:p/>
        </draw:polygon>
        <draw:polygon draw:style-name="gr1" draw:text-style-name="P1" draw:layer="layout" svg:width="0.157cm" svg:height="0.016cm" svg:x="9.409cm" svg:y="11.408cm" svg:viewBox="0 0 158 17" draw:points="0,0 158,0 158,17 0,17">
          <text:p/>
        </draw:polygon>
        <draw:polygon draw:style-name="gr1" draw:text-style-name="P1" draw:layer="layout" svg:width="0.157cm" svg:height="0.011cm" svg:x="9.97cm" svg:y="11.397cm" svg:viewBox="0 0 158 12" draw:points="0,12 158,12 158,0 0,0">
          <text:p/>
        </draw:polygon>
        <draw:polygon draw:style-name="gr1" draw:text-style-name="P1" draw:layer="layout" svg:width="0.157cm" svg:height="0.001cm" svg:x="10.531cm" svg:y="11.408cm" svg:viewBox="0 0 158 2" draw:points="0,0 158,0 158,2 0,2">
          <text:p/>
        </draw:polygon>
        <draw:polygon draw:style-name="gr1" draw:text-style-name="P1" draw:layer="layout" svg:width="0.157cm" svg:height="0.016cm" svg:x="11.091cm" svg:y="11.408cm" svg:viewBox="0 0 158 17" draw:points="0,0 158,0 158,17 0,17">
          <text:p/>
        </draw:polygon>
        <draw:polygon draw:style-name="gr1" draw:text-style-name="P1" draw:layer="layout" svg:width="0.157cm" svg:height="0.02cm" svg:x="11.652cm" svg:y="11.408cm" svg:viewBox="0 0 158 21" draw:points="0,0 158,0 158,21 0,21">
          <text:p/>
        </draw:polygon>
        <draw:polygon draw:style-name="gr1" draw:text-style-name="P1" draw:layer="layout" svg:width="0.157cm" svg:height="0.02cm" svg:x="12.213cm" svg:y="11.408cm" svg:viewBox="0 0 158 21" draw:points="0,0 158,0 158,21 0,21">
          <text:p/>
        </draw:polygon>
        <draw:polygon draw:style-name="gr1" draw:text-style-name="P1" draw:layer="layout" svg:width="0.157cm" svg:height="0.01cm" svg:x="12.773cm" svg:y="11.408cm" svg:viewBox="0 0 158 11" draw:points="0,0 158,0 158,11 0,11">
          <text:p/>
        </draw:polygon>
        <draw:polygon draw:style-name="gr1" draw:text-style-name="P1" draw:layer="layout" svg:width="0.157cm" svg:height="0.01cm" svg:x="13.334cm" svg:y="11.408cm" svg:viewBox="0 0 158 11" draw:points="0,0 158,0 158,11 0,11">
          <text:p/>
        </draw:polygon>
        <draw:polygon draw:style-name="gr1" draw:text-style-name="P1" draw:layer="layout" svg:width="0.157cm" svg:height="0.015cm" svg:x="13.894cm" svg:y="11.408cm" svg:viewBox="0 0 158 16" draw:points="0,0 158,0 158,16 0,16">
          <text:p/>
        </draw:polygon>
        <draw:polygon draw:style-name="gr1" draw:text-style-name="P1" draw:layer="layout" svg:width="0.157cm" svg:height="0.004cm" svg:x="14.455cm" svg:y="11.408cm" svg:viewBox="0 0 158 5" draw:points="0,0 158,0 158,5 0,5">
          <text:p/>
        </draw:polygon>
        <draw:polygon draw:style-name="gr1" draw:text-style-name="P1" draw:layer="layout" svg:width="0.157cm" svg:height="0.001cm" svg:x="15.016cm" svg:y="11.408cm" svg:viewBox="0 0 158 2" draw:points="0,0 158,0 158,2 0,2">
          <text:p/>
        </draw:polygon>
        <draw:polygon draw:style-name="gr1" draw:text-style-name="P1" draw:layer="layout" svg:width="0.157cm" svg:height="0.026cm" svg:x="15.576cm" svg:y="11.382cm" svg:viewBox="0 0 158 27" draw:points="0,27 158,27 158,0 0,0">
          <text:p/>
        </draw:polygon>
        <draw:polygon draw:style-name="gr1" draw:text-style-name="P1" draw:layer="layout" svg:width="0.157cm" svg:height="0.041cm" svg:x="16.137cm" svg:y="11.367cm" svg:viewBox="0 0 158 42" draw:points="0,42 158,42 158,0 0,0">
          <text:p/>
        </draw:polygon>
        <draw:polygon draw:style-name="gr1" draw:text-style-name="P1" draw:layer="layout" svg:width="0.157cm" svg:height="0.012cm" svg:x="16.698cm" svg:y="11.408cm" svg:viewBox="0 0 158 13" draw:points="0,0 158,0 158,13 0,13">
          <text:p/>
        </draw:polygon>
        <draw:polygon draw:style-name="gr1" draw:text-style-name="P1" draw:layer="layout" svg:width="0.157cm" svg:height="0.011cm" svg:x="17.258cm" svg:y="11.408cm" svg:viewBox="0 0 158 12" draw:points="0,0 158,0 158,12 0,12">
          <text:p/>
        </draw:polygon>
        <draw:polygon draw:style-name="gr1" draw:text-style-name="P1" draw:layer="layout" svg:width="0.157cm" svg:height="0.047cm" svg:x="17.819cm" svg:y="11.408cm" svg:viewBox="0 0 158 48" draw:points="0,0 158,0 158,48 0,48">
          <text:p/>
        </draw:polygon>
        <draw:polygon draw:style-name="gr1" draw:text-style-name="P1" draw:layer="layout" svg:width="0.157cm" svg:height="0.037cm" svg:x="18.38cm" svg:y="11.408cm" svg:viewBox="0 0 158 38" draw:points="0,0 158,0 158,38 0,38">
          <text:p/>
        </draw:polygon>
        <draw:polygon draw:style-name="gr1" draw:text-style-name="P1" draw:layer="layout" svg:width="0.157cm" svg:height="0.023cm" svg:x="18.94cm" svg:y="11.408cm" svg:viewBox="0 0 158 24" draw:points="0,0 158,0 158,24 0,24">
          <text:p/>
        </draw:polygon>
        <draw:polygon draw:style-name="gr1" draw:text-style-name="P1" draw:layer="layout" svg:width="0.157cm" svg:height="0.012cm" svg:x="19.501cm" svg:y="11.408cm" svg:viewBox="0 0 158 13" draw:points="0,0 158,0 158,13 0,13">
          <text:p/>
        </draw:polygon>
        <draw:polygon draw:style-name="gr1" draw:text-style-name="P1" draw:layer="layout" svg:width="0.156cm" svg:height="0cm" svg:x="20.061cm" svg:y="11.407cm" svg:viewBox="0 0 157 1" draw:points="0,1 157,1 157,0 0,0">
          <text:p/>
        </draw:polygon>
        <draw:polygon draw:style-name="gr1" draw:text-style-name="P1" draw:layer="layout" svg:width="0.157cm" svg:height="0.01cm" svg:x="20.622cm" svg:y="11.398cm" svg:viewBox="0 0 158 11" draw:points="0,11 158,11 158,0 0,0">
          <text:p/>
        </draw:polygon>
        <draw:polygon draw:style-name="gr1" draw:text-style-name="P1" draw:layer="layout" svg:width="0.157cm" svg:height="0.004cm" svg:x="21.183cm" svg:y="11.408cm" svg:viewBox="0 0 158 5" draw:points="0,0 158,0 158,5 0,5">
          <text:p/>
        </draw:polygon>
        <draw:polygon draw:style-name="gr1" draw:text-style-name="P1" draw:layer="layout" svg:width="0.157cm" svg:height="0.018cm" svg:x="21.743cm" svg:y="11.39cm" svg:viewBox="0 0 158 19" draw:points="0,19 158,19 158,0 0,0">
          <text:p/>
        </draw:polygon>
        <draw:polygon draw:style-name="gr1" draw:text-style-name="P1" draw:layer="layout" svg:width="0.157cm" svg:height="0.01cm" svg:x="22.304cm" svg:y="11.408cm" svg:viewBox="0 0 158 11" draw:points="0,0 158,0 158,11 0,11">
          <text:p/>
        </draw:polygon>
        <draw:polygon draw:style-name="gr1" draw:text-style-name="P1" draw:layer="layout" svg:width="0.157cm" svg:height="0.005cm" svg:x="22.865cm" svg:y="11.408cm" svg:viewBox="0 0 158 6" draw:points="0,0 158,0 158,6 0,6">
          <text:p/>
        </draw:polygon>
        <draw:polygon draw:style-name="gr1" draw:text-style-name="P1" draw:layer="layout" svg:width="0.157cm" svg:height="0.005cm" svg:x="23.425cm" svg:y="11.404cm" svg:viewBox="0 0 158 6" draw:points="0,6 158,6 158,0 0,0">
          <text:p/>
        </draw:polygon>
        <draw:polygon draw:style-name="gr1" draw:text-style-name="P1" draw:layer="layout" svg:width="0.157cm" svg:height="0.013cm" svg:x="23.986cm" svg:y="11.395cm" svg:viewBox="0 0 158 14" draw:points="0,14 158,14 158,0 0,0">
          <text:p/>
        </draw:polygon>
        <draw:polygon draw:style-name="gr1" draw:text-style-name="P1" draw:layer="layout" svg:width="0.157cm" svg:height="0.047cm" svg:x="24.547cm" svg:y="11.362cm" svg:viewBox="0 0 158 48" draw:points="0,48 158,48 158,0 0,0">
          <text:p/>
        </draw:polygon>
        <draw:polygon draw:style-name="gr1" draw:text-style-name="P1" draw:layer="layout" svg:width="0.157cm" svg:height="0.116cm" svg:x="25.107cm" svg:y="11.292cm" svg:viewBox="0 0 158 117" draw:points="0,117 158,117 158,0 0,0">
          <text:p/>
        </draw:polygon>
        <draw:polygon draw:style-name="gr1" draw:text-style-name="P1" draw:layer="layout" svg:width="0.157cm" svg:height="0.229cm" svg:x="25.668cm" svg:y="11.179cm" svg:viewBox="0 0 158 230" draw:points="0,230 158,230 158,0 0,0">
          <text:p/>
        </draw:polygon>
        <draw:polygon draw:style-name="gr1" draw:text-style-name="P1" draw:layer="layout" svg:width="0.157cm" svg:height="0.278cm" svg:x="26.228cm" svg:y="11.13cm" svg:viewBox="0 0 158 279" draw:points="0,279 158,279 158,0 0,0">
          <text:p/>
        </draw:polygon>
        <draw:polygon draw:style-name="gr1" draw:text-style-name="P1" draw:layer="layout" svg:width="0.157cm" svg:height="0.285cm" svg:x="26.789cm" svg:y="11.123cm" svg:viewBox="0 0 158 286" draw:points="0,286 158,286 158,0 0,0">
          <text:p/>
        </draw:polygon>
        <draw:polygon draw:style-name="gr1" draw:text-style-name="P1" draw:layer="layout" svg:width="0.157cm" svg:height="0.314cm" svg:x="27.35cm" svg:y="11.094cm" svg:viewBox="0 0 158 315" draw:points="0,315 158,315 158,0 0,0">
          <text:p/>
        </draw:polygon>
        <draw:polygon draw:style-name="gr1" draw:text-style-name="P1" draw:layer="layout" svg:width="0.157cm" svg:height="0.596cm" svg:x="27.91cm" svg:y="10.812cm" svg:viewBox="0 0 158 597" draw:points="0,597 158,597 158,0 0,0">
          <text:p/>
        </draw:polygon>
        <draw:polygon draw:style-name="gr1" draw:text-style-name="P1" draw:layer="layout" svg:width="0.157cm" svg:height="0.995cm" svg:x="28.471cm" svg:y="10.413cm" svg:viewBox="0 0 158 996" draw:points="0,996 158,996 158,0 0,0">
          <text:p/>
        </draw:polygon>
        <draw:polygon draw:style-name="gr1" draw:text-style-name="P1" draw:layer="layout" svg:width="0.157cm" svg:height="2.321cm" svg:x="29.032cm" svg:y="9.087cm" svg:viewBox="0 0 158 2322" draw:points="0,2322 158,2322 158,0 0,0">
          <text:p/>
        </draw:polygon>
        <draw:polygon draw:style-name="gr1" draw:text-style-name="P1" draw:layer="layout" svg:width="0.157cm" svg:height="2.801cm" svg:x="29.592cm" svg:y="8.607cm" svg:viewBox="0 0 158 2802" draw:points="0,2802 158,2802 158,0 0,0">
          <text:p/>
        </draw:polygon>
        <draw:polygon draw:style-name="gr1" draw:text-style-name="P1" draw:layer="layout" svg:width="0.157cm" svg:height="8.063cm" svg:x="30.153cm" svg:y="3.345cm" svg:viewBox="0 0 158 8064" draw:points="0,8064 158,8064 158,0 0,0">
          <text:p/>
        </draw:polygon>
        <draw:polygon draw:style-name="gr1" draw:text-style-name="P1" draw:layer="layout" svg:width="0.157cm" svg:height="8.198cm" svg:x="30.714cm" svg:y="3.21cm" svg:viewBox="0 0 158 8199" draw:points="0,8199 158,8199 158,0 0,0">
          <text:p/>
        </draw:polygon>
        <draw:polygon draw:style-name="gr1" draw:text-style-name="P1" draw:layer="layout" svg:width="0.157cm" svg:height="8.194cm" svg:x="31.274cm" svg:y="3.214cm" svg:viewBox="0 0 158 8195" draw:points="0,8195 158,8195 158,0 0,0">
          <text:p/>
        </draw:polygon>
        <draw:polygon draw:style-name="gr1" draw:text-style-name="P1" draw:layer="layout" svg:width="0.157cm" svg:height="8.224cm" svg:x="31.835cm" svg:y="3.184cm" svg:viewBox="0 0 158 8225" draw:points="0,8225 158,8225 158,0 0,0">
          <text:p/>
        </draw:polygon>
        <draw:polygon draw:style-name="gr1" draw:text-style-name="P1" draw:layer="layout" svg:width="0.157cm" svg:height="8.27cm" svg:x="32.395cm" svg:y="3.138cm" svg:viewBox="0 0 158 8271" draw:points="0,8271 158,8271 158,0 0,0">
          <text:p/>
        </draw:polygon>
        <draw:polygon draw:style-name="gr1" draw:text-style-name="P1" draw:layer="layout" svg:width="0.157cm" svg:height="8.354cm" svg:x="32.956cm" svg:y="3.054cm" svg:viewBox="0 0 158 8355" draw:points="0,8355 158,8355 158,0 0,0">
          <text:p/>
        </draw:polygon>
        <draw:polygon draw:style-name="gr1" draw:text-style-name="P1" draw:layer="layout" svg:width="0.157cm" svg:height="8.327cm" svg:x="33.517cm" svg:y="3.081cm" svg:viewBox="0 0 158 8328" draw:points="0,8328 158,8328 158,0 0,0">
          <text:p/>
        </draw:polygon>
        <draw:polygon draw:style-name="gr1" draw:text-style-name="P1" draw:layer="layout" svg:width="0.157cm" svg:height="8.385cm" svg:x="34.077cm" svg:y="3.023cm" svg:viewBox="0 0 158 8386" draw:points="0,8386 158,8386 158,0 0,0">
          <text:p/>
        </draw:polygon>
        <draw:polygon draw:style-name="gr1" draw:text-style-name="P1" draw:layer="layout" svg:width="0.157cm" svg:height="8.363cm" svg:x="34.638cm" svg:y="3.045cm" svg:viewBox="0 0 158 8364" draw:points="0,8364 158,8364 158,0 0,0">
          <text:p/>
        </draw:polygon>
        <draw:polygon draw:style-name="gr1" draw:text-style-name="P1" draw:layer="layout" svg:width="0.157cm" svg:height="8.34cm" svg:x="35.199cm" svg:y="3.068cm" svg:viewBox="0 0 158 8341" draw:points="0,8341 158,8341 158,0 0,0">
          <text:p/>
        </draw:polygon>
        <draw:polygon draw:style-name="gr1" draw:text-style-name="P1" draw:layer="layout" svg:width="0.157cm" svg:height="8.375cm" svg:x="35.759cm" svg:y="3.033cm" svg:viewBox="0 0 158 8376" draw:points="0,8376 158,8376 158,0 0,0">
          <text:p/>
        </draw:polygon>
        <draw:polygon draw:style-name="gr1" draw:text-style-name="P1" draw:layer="layout" svg:width="0.157cm" svg:height="8.365cm" svg:x="36.32cm" svg:y="3.043cm" svg:viewBox="0 0 158 8366" draw:points="0,8366 158,8366 158,0 0,0">
          <text:p/>
        </draw:polygon>
        <draw:polygon draw:style-name="gr1" draw:text-style-name="P1" draw:layer="layout" svg:width="0.156cm" svg:height="8.292cm" svg:x="36.881cm" svg:y="3.116cm" svg:viewBox="0 0 157 8293" draw:points="0,8293 157,8293 157,0 0,0">
          <text:p/>
        </draw:polygon>
        <draw:polygon draw:style-name="gr1" draw:text-style-name="P1" draw:layer="layout" svg:width="0.157cm" svg:height="8.214cm" svg:x="37.441cm" svg:y="3.194cm" svg:viewBox="0 0 158 8215" draw:points="0,8215 158,8215 158,0 0,0">
          <text:p/>
        </draw:polygon>
        <draw:polygon draw:style-name="gr1" draw:text-style-name="P1" draw:layer="layout" svg:width="0.157cm" svg:height="8.234cm" svg:x="38.002cm" svg:y="3.174cm" svg:viewBox="0 0 158 8235" draw:points="0,8235 158,8235 158,0 0,0">
          <text:p/>
        </draw:polygon>
        <draw:polygon draw:style-name="gr1" draw:text-style-name="P1" draw:layer="layout" svg:width="0.157cm" svg:height="8.261cm" svg:x="38.562cm" svg:y="3.147cm" svg:viewBox="0 0 158 8262" draw:points="0,8262 158,8262 158,0 0,0">
          <text:p/>
        </draw:polygon>
        <draw:polygon draw:style-name="gr1" draw:text-style-name="P1" draw:layer="layout" svg:width="0.157cm" svg:height="8.361cm" svg:x="39.123cm" svg:y="3.047cm" svg:viewBox="0 0 158 8362" draw:points="0,8362 158,8362 158,0 0,0">
          <text:p/>
        </draw:polygon>
        <draw:polygon draw:style-name="gr2" draw:text-style-name="P2" draw:layer="layout" svg:width="0.157cm" svg:height="0.003cm" svg:x="3.96cm" svg:y="11.406cm" svg:viewBox="0 0 158 4" draw:points="0,4 158,4 158,0 0,0">
          <text:p/>
        </draw:polygon>
        <draw:polygon draw:style-name="gr2" draw:text-style-name="P2" draw:layer="layout" svg:width="0.157cm" svg:height="0.003cm" svg:x="4.521cm" svg:y="11.405cm" svg:viewBox="0 0 158 4" draw:points="0,4 158,4 158,0 0,0">
          <text:p/>
        </draw:polygon>
        <draw:polygon draw:style-name="gr2" draw:text-style-name="P2" draw:layer="layout" svg:width="0.157cm" svg:height="0.005cm" svg:x="5.081cm" svg:y="11.403cm" svg:viewBox="0 0 158 6" draw:points="0,6 158,6 158,0 0,0">
          <text:p/>
        </draw:polygon>
        <draw:polygon draw:style-name="gr2" draw:text-style-name="P2" draw:layer="layout" svg:width="0.157cm" svg:height="0.005cm" svg:x="5.642cm" svg:y="11.403cm" svg:viewBox="0 0 158 6" draw:points="0,6 158,6 158,0 0,0">
          <text:p/>
        </draw:polygon>
        <draw:polygon draw:style-name="gr2" draw:text-style-name="P2" draw:layer="layout" svg:width="0.157cm" svg:height="0.007cm" svg:x="6.203cm" svg:y="11.401cm" svg:viewBox="0 0 158 8" draw:points="0,8 158,8 158,0 0,0">
          <text:p/>
        </draw:polygon>
        <draw:polygon draw:style-name="gr2" draw:text-style-name="P2" draw:layer="layout" svg:width="0.157cm" svg:height="0.007cm" svg:x="6.763cm" svg:y="11.401cm" svg:viewBox="0 0 158 8" draw:points="0,8 158,8 158,0 0,0">
          <text:p/>
        </draw:polygon>
        <draw:polygon draw:style-name="gr2" draw:text-style-name="P2" draw:layer="layout" svg:width="0.157cm" svg:height="0.007cm" svg:x="7.324cm" svg:y="11.401cm" svg:viewBox="0 0 158 8" draw:points="0,8 158,8 158,0 0,0">
          <text:p/>
        </draw:polygon>
        <draw:polygon draw:style-name="gr2" draw:text-style-name="P2" draw:layer="layout" svg:width="0.157cm" svg:height="0.007cm" svg:x="7.884cm" svg:y="11.401cm" svg:viewBox="0 0 158 8" draw:points="0,8 158,8 158,0 0,0">
          <text:p/>
        </draw:polygon>
        <draw:polygon draw:style-name="gr2" draw:text-style-name="P2" draw:layer="layout" svg:width="0.157cm" svg:height="0.006cm" svg:x="8.445cm" svg:y="11.402cm" svg:viewBox="0 0 158 7" draw:points="0,7 158,7 158,0 0,0">
          <text:p/>
        </draw:polygon>
        <draw:polygon draw:style-name="gr2" draw:text-style-name="P2" draw:layer="layout" svg:width="0.157cm" svg:height="0.003cm" svg:x="9.006cm" svg:y="11.406cm" svg:viewBox="0 0 158 4" draw:points="0,4 158,4 158,0 0,0">
          <text:p/>
        </draw:polygon>
        <draw:polygon draw:style-name="gr2" draw:text-style-name="P2" draw:layer="layout" svg:width="0.156cm" svg:height="0cm" svg:x="9.566cm" svg:y="11.408cm" svg:viewBox="0 0 157 1" draw:points="0,0 157,0 157,1 0,1">
          <text:p/>
        </draw:polygon>
        <draw:polygon draw:style-name="gr2" draw:text-style-name="P2" draw:layer="layout" svg:width="0.157cm" svg:height="0.006cm" svg:x="10.127cm" svg:y="11.408cm" svg:viewBox="0 0 158 7" draw:points="0,0 158,0 158,7 0,7">
          <text:p/>
        </draw:polygon>
        <draw:polygon draw:style-name="gr2" draw:text-style-name="P2" draw:layer="layout" svg:width="0.157cm" svg:height="0.009cm" svg:x="10.688cm" svg:y="11.408cm" svg:viewBox="0 0 158 10" draw:points="0,0 158,0 158,10 0,10">
          <text:p/>
        </draw:polygon>
        <draw:polygon draw:style-name="gr2" draw:text-style-name="P2" draw:layer="layout" svg:width="0.157cm" svg:height="0.009cm" svg:x="11.248cm" svg:y="11.408cm" svg:viewBox="0 0 158 10" draw:points="0,0 158,0 158,10 0,10">
          <text:p/>
        </draw:polygon>
        <draw:polygon draw:style-name="gr2" draw:text-style-name="P2" draw:layer="layout" svg:width="0.157cm" svg:height="0.013cm" svg:x="11.809cm" svg:y="11.408cm" svg:viewBox="0 0 158 14" draw:points="0,0 158,0 158,14 0,14">
          <text:p/>
        </draw:polygon>
        <draw:polygon draw:style-name="gr2" draw:text-style-name="P2" draw:layer="layout" svg:width="0.157cm" svg:height="0.015cm" svg:x="12.37cm" svg:y="11.408cm" svg:viewBox="0 0 158 16" draw:points="0,0 158,0 158,16 0,16">
          <text:p/>
        </draw:polygon>
        <draw:polygon draw:style-name="gr2" draw:text-style-name="P2" draw:layer="layout" svg:width="0.157cm" svg:height="0.005cm" svg:x="12.93cm" svg:y="11.408cm" svg:viewBox="0 0 158 6" draw:points="0,0 158,0 158,6 0,6">
          <text:p/>
        </draw:polygon>
        <draw:polygon draw:style-name="gr2" draw:text-style-name="P2" draw:layer="layout" svg:width="0.157cm" svg:height="0.005cm" svg:x="13.491cm" svg:y="11.408cm" svg:viewBox="0 0 158 6" draw:points="0,0 158,0 158,6 0,6">
          <text:p/>
        </draw:polygon>
        <draw:polygon draw:style-name="gr2" draw:text-style-name="P2" draw:layer="layout" svg:width="0.157cm" svg:height="0.01cm" svg:x="14.051cm" svg:y="11.408cm" svg:viewBox="0 0 158 11" draw:points="0,0 158,0 158,11 0,11">
          <text:p/>
        </draw:polygon>
        <draw:polygon draw:style-name="gr2" draw:text-style-name="P2" draw:layer="layout" svg:width="0.157cm" svg:height="0.007cm" svg:x="14.612cm" svg:y="11.408cm" svg:viewBox="0 0 158 8" draw:points="0,0 158,0 158,8 0,8">
          <text:p/>
        </draw:polygon>
        <draw:polygon draw:style-name="gr2" draw:text-style-name="P2" draw:layer="layout" svg:width="0.157cm" svg:height="0.009cm" svg:x="15.173cm" svg:y="11.408cm" svg:viewBox="0 0 158 10" draw:points="0,0 158,0 158,10 0,10">
          <text:p/>
        </draw:polygon>
        <draw:polygon draw:style-name="gr2" draw:text-style-name="P2" draw:layer="layout" svg:width="0.157cm" svg:height="0.015cm" svg:x="15.733cm" svg:y="11.394cm" svg:viewBox="0 0 158 16" draw:points="0,16 158,16 158,0 0,0">
          <text:p/>
        </draw:polygon>
        <draw:polygon draw:style-name="gr2" draw:text-style-name="P2" draw:layer="layout" svg:width="0.157cm" svg:height="0.024cm" svg:x="16.294cm" svg:y="11.384cm" svg:viewBox="0 0 158 25" draw:points="0,25 158,25 158,0 0,0">
          <text:p/>
        </draw:polygon>
        <draw:polygon draw:style-name="gr2" draw:text-style-name="P2" draw:layer="layout" svg:width="0.157cm" svg:height="0.015cm" svg:x="16.855cm" svg:y="11.394cm" svg:viewBox="0 0 158 16" draw:points="0,16 158,16 158,0 0,0">
          <text:p/>
        </draw:polygon>
        <draw:polygon draw:style-name="gr2" draw:text-style-name="P2" draw:layer="layout" svg:width="0.157cm" svg:height="0.022cm" svg:x="17.415cm" svg:y="11.386cm" svg:viewBox="0 0 158 23" draw:points="0,23 158,23 158,0 0,0">
          <text:p/>
        </draw:polygon>
        <draw:polygon draw:style-name="gr2" draw:text-style-name="P2" draw:layer="layout" svg:width="0.157cm" svg:height="0.015cm" svg:x="17.976cm" svg:y="11.393cm" svg:viewBox="0 0 158 16" draw:points="0,16 158,16 158,0 0,0">
          <text:p/>
        </draw:polygon>
        <draw:polygon draw:style-name="gr2" draw:text-style-name="P2" draw:layer="layout" svg:width="0.157cm" svg:height="0.034cm" svg:x="18.537cm" svg:y="11.374cm" svg:viewBox="0 0 158 35" draw:points="0,35 158,35 158,0 0,0">
          <text:p/>
        </draw:polygon>
        <draw:polygon draw:style-name="gr2" draw:text-style-name="P2" draw:layer="layout" svg:width="0.157cm" svg:height="0.054cm" svg:x="19.097cm" svg:y="11.354cm" svg:viewBox="0 0 158 55" draw:points="0,55 158,55 158,0 0,0">
          <text:p/>
        </draw:polygon>
        <draw:polygon draw:style-name="gr2" draw:text-style-name="P2" draw:layer="layout" svg:width="0.157cm" svg:height="0.045cm" svg:x="19.658cm" svg:y="11.363cm" svg:viewBox="0 0 158 46" draw:points="0,46 158,46 158,0 0,0">
          <text:p/>
        </draw:polygon>
        <draw:polygon draw:style-name="gr2" draw:text-style-name="P2" draw:layer="layout" svg:width="0.157cm" svg:height="0.056cm" svg:x="20.218cm" svg:y="11.352cm" svg:viewBox="0 0 158 57" draw:points="0,57 158,57 158,0 0,0">
          <text:p/>
        </draw:polygon>
        <draw:polygon draw:style-name="gr2" draw:text-style-name="P2" draw:layer="layout" svg:width="0.157cm" svg:height="0.061cm" svg:x="20.779cm" svg:y="11.347cm" svg:viewBox="0 0 158 62" draw:points="0,62 158,62 158,0 0,0">
          <text:p/>
        </draw:polygon>
        <draw:polygon draw:style-name="gr2" draw:text-style-name="P2" draw:layer="layout" svg:width="0.157cm" svg:height="0.078cm" svg:x="21.34cm" svg:y="11.33cm" svg:viewBox="0 0 158 79" draw:points="0,79 158,79 158,0 0,0">
          <text:p/>
        </draw:polygon>
        <draw:polygon draw:style-name="gr2" draw:text-style-name="P2" draw:layer="layout" svg:width="0.157cm" svg:height="0.104cm" svg:x="21.9cm" svg:y="11.304cm" svg:viewBox="0 0 158 105" draw:points="0,105 158,105 158,0 0,0">
          <text:p/>
        </draw:polygon>
        <draw:polygon draw:style-name="gr2" draw:text-style-name="P2" draw:layer="layout" svg:width="0.157cm" svg:height="0.099cm" svg:x="22.461cm" svg:y="11.309cm" svg:viewBox="0 0 158 100" draw:points="0,100 158,100 158,0 0,0">
          <text:p/>
        </draw:polygon>
        <draw:polygon draw:style-name="gr2" draw:text-style-name="P2" draw:layer="layout" svg:width="0.157cm" svg:height="0.115cm" svg:x="23.022cm" svg:y="11.293cm" svg:viewBox="0 0 158 116" draw:points="0,116 158,116 158,0 0,0">
          <text:p/>
        </draw:polygon>
        <draw:polygon draw:style-name="gr2" draw:text-style-name="P2" draw:layer="layout" svg:width="0.157cm" svg:height="0.114cm" svg:x="23.582cm" svg:y="11.294cm" svg:viewBox="0 0 158 115" draw:points="0,115 158,115 158,0 0,0">
          <text:p/>
        </draw:polygon>
        <draw:polygon draw:style-name="gr2" draw:text-style-name="P2" draw:layer="layout" svg:width="0.157cm" svg:height="0.122cm" svg:x="24.143cm" svg:y="11.286cm" svg:viewBox="0 0 158 123" draw:points="0,123 158,123 158,0 0,0">
          <text:p/>
        </draw:polygon>
        <draw:polygon draw:style-name="gr2" draw:text-style-name="P2" draw:layer="layout" svg:width="0.157cm" svg:height="0.159cm" svg:x="24.704cm" svg:y="11.249cm" svg:viewBox="0 0 158 160" draw:points="0,160 158,160 158,0 0,0">
          <text:p/>
        </draw:polygon>
        <draw:polygon draw:style-name="gr2" draw:text-style-name="P2" draw:layer="layout" svg:width="0.157cm" svg:height="0.149cm" svg:x="25.264cm" svg:y="11.259cm" svg:viewBox="0 0 158 150" draw:points="0,150 158,150 158,0 0,0">
          <text:p/>
        </draw:polygon>
        <draw:polygon draw:style-name="gr2" draw:text-style-name="P2" draw:layer="layout" svg:width="0.157cm" svg:height="0.23cm" svg:x="25.825cm" svg:y="11.178cm" svg:viewBox="0 0 158 231" draw:points="0,231 158,231 158,0 0,0">
          <text:p/>
        </draw:polygon>
        <draw:polygon draw:style-name="gr2" draw:text-style-name="P2" draw:layer="layout" svg:width="0.157cm" svg:height="0.312cm" svg:x="26.385cm" svg:y="11.096cm" svg:viewBox="0 0 158 313" draw:points="0,313 158,313 158,0 0,0">
          <text:p/>
        </draw:polygon>
        <draw:polygon draw:style-name="gr2" draw:text-style-name="P2" draw:layer="layout" svg:width="0.157cm" svg:height="0.311cm" svg:x="26.946cm" svg:y="11.097cm" svg:viewBox="0 0 158 312" draw:points="0,312 158,312 158,0 0,0">
          <text:p/>
        </draw:polygon>
        <draw:polygon draw:style-name="gr2" draw:text-style-name="P2" draw:layer="layout" svg:width="0.157cm" svg:height="0.3cm" svg:x="27.507cm" svg:y="11.108cm" svg:viewBox="0 0 158 301" draw:points="0,301 158,301 158,0 0,0">
          <text:p/>
        </draw:polygon>
        <draw:polygon draw:style-name="gr2" draw:text-style-name="P2" draw:layer="layout" svg:width="0.157cm" svg:height="0.346cm" svg:x="28.067cm" svg:y="11.062cm" svg:viewBox="0 0 158 347" draw:points="0,347 158,347 158,0 0,0">
          <text:p/>
        </draw:polygon>
        <draw:polygon draw:style-name="gr2" draw:text-style-name="P2" draw:layer="layout" svg:width="0.157cm" svg:height="0.5cm" svg:x="28.628cm" svg:y="10.908cm" svg:viewBox="0 0 158 501" draw:points="0,501 158,501 158,0 0,0">
          <text:p/>
        </draw:polygon>
        <draw:polygon draw:style-name="gr2" draw:text-style-name="P2" draw:layer="layout" svg:width="0.157cm" svg:height="0.853cm" svg:x="29.189cm" svg:y="10.555cm" svg:viewBox="0 0 158 854" draw:points="0,854 158,854 158,0 0,0">
          <text:p/>
        </draw:polygon>
        <draw:polygon draw:style-name="gr2" draw:text-style-name="P2" draw:layer="layout" svg:width="0.157cm" svg:height="1.04cm" svg:x="29.749cm" svg:y="10.368cm" svg:viewBox="0 0 158 1041" draw:points="0,1041 158,1041 158,0 0,0">
          <text:p/>
        </draw:polygon>
        <draw:polygon draw:style-name="gr2" draw:text-style-name="P2" draw:layer="layout" svg:width="0.157cm" svg:height="3.927cm" svg:x="30.31cm" svg:y="7.481cm" svg:viewBox="0 0 158 3928" draw:points="0,3928 158,3928 158,0 0,0">
          <text:p/>
        </draw:polygon>
        <draw:polygon draw:style-name="gr2" draw:text-style-name="P2" draw:layer="layout" svg:width="0.156cm" svg:height="4.914cm" svg:x="30.871cm" svg:y="6.494cm" svg:viewBox="0 0 157 4915" draw:points="0,4915 157,4915 157,0 0,0">
          <text:p/>
        </draw:polygon>
        <draw:polygon draw:style-name="gr2" draw:text-style-name="P2" draw:layer="layout" svg:width="0.157cm" svg:height="5.271cm" svg:x="31.431cm" svg:y="6.137cm" svg:viewBox="0 0 158 5272" draw:points="0,5272 158,5272 158,0 0,0">
          <text:p/>
        </draw:polygon>
        <draw:polygon draw:style-name="gr2" draw:text-style-name="P2" draw:layer="layout" svg:width="0.157cm" svg:height="6.255cm" svg:x="31.992cm" svg:y="5.153cm" svg:viewBox="0 0 158 6256" draw:points="0,6256 158,6256 158,0 0,0">
          <text:p/>
        </draw:polygon>
        <draw:polygon draw:style-name="gr2" draw:text-style-name="P2" draw:layer="layout" svg:width="0.157cm" svg:height="7.492cm" svg:x="32.552cm" svg:y="3.916cm" svg:viewBox="0 0 158 7493" draw:points="0,7493 158,7493 158,0 0,0">
          <text:p/>
        </draw:polygon>
        <draw:polygon draw:style-name="gr2" draw:text-style-name="P2" draw:layer="layout" svg:width="0.157cm" svg:height="8.18cm" svg:x="33.113cm" svg:y="3.228cm" svg:viewBox="0 0 158 8181" draw:points="0,8181 158,8181 158,0 0,0">
          <text:p/>
        </draw:polygon>
        <draw:polygon draw:style-name="gr2" draw:text-style-name="P2" draw:layer="layout" svg:width="0.157cm" svg:height="8.661cm" svg:x="33.674cm" svg:y="2.747cm" svg:viewBox="0 0 158 8662" draw:points="0,8662 158,8662 158,0 0,0">
          <text:p/>
        </draw:polygon>
        <draw:polygon draw:style-name="gr2" draw:text-style-name="P2" draw:layer="layout" svg:width="0.157cm" svg:height="10.141cm" svg:x="34.234cm" svg:y="1.267cm" svg:viewBox="0 0 158 10142" draw:points="0,10142 158,10142 158,0 0,0">
          <text:p/>
        </draw:polygon>
        <draw:polygon draw:style-name="gr2" draw:text-style-name="P2" draw:layer="layout" svg:width="0.157cm" svg:height="10.283cm" svg:x="34.795cm" svg:y="1.125cm" svg:viewBox="0 0 158 10284" draw:points="0,10284 158,10284 158,0 0,0">
          <text:p/>
        </draw:polygon>
        <draw:polygon draw:style-name="gr2" draw:text-style-name="P2" draw:layer="layout" svg:width="0.157cm" svg:height="10.332cm" svg:x="35.356cm" svg:y="1.076cm" svg:viewBox="0 0 158 10333" draw:points="0,10333 158,10333 158,0 0,0">
          <text:p/>
        </draw:polygon>
        <draw:polygon draw:style-name="gr2" draw:text-style-name="P2" draw:layer="layout" svg:width="0.157cm" svg:height="10.516cm" svg:x="35.916cm" svg:y="0.892cm" svg:viewBox="0 0 158 10517" draw:points="0,10517 158,10517 158,0 0,0">
          <text:p/>
        </draw:polygon>
        <draw:polygon draw:style-name="gr2" draw:text-style-name="P2" draw:layer="layout" svg:width="0.157cm" svg:height="10.405cm" svg:x="36.477cm" svg:y="1.003cm" svg:viewBox="0 0 158 10406" draw:points="0,10406 158,10406 158,0 0,0">
          <text:p/>
        </draw:polygon>
        <draw:polygon draw:style-name="gr2" draw:text-style-name="P2" draw:layer="layout" svg:width="0.157cm" svg:height="9.524cm" svg:x="37.037cm" svg:y="1.884cm" svg:viewBox="0 0 158 9525" draw:points="0,9525 158,9525 158,0 0,0">
          <text:p/>
        </draw:polygon>
        <draw:polygon draw:style-name="gr2" draw:text-style-name="P2" draw:layer="layout" svg:width="0.157cm" svg:height="8.938cm" svg:x="37.598cm" svg:y="2.47cm" svg:viewBox="0 0 158 8939" draw:points="0,8939 158,8939 158,0 0,0">
          <text:p/>
        </draw:polygon>
        <draw:polygon draw:style-name="gr2" draw:text-style-name="P2" draw:layer="layout" svg:width="0.157cm" svg:height="8.387cm" svg:x="38.159cm" svg:y="3.021cm" svg:viewBox="0 0 158 8388" draw:points="0,8388 158,8388 158,0 0,0">
          <text:p/>
        </draw:polygon>
        <draw:polygon draw:style-name="gr2" draw:text-style-name="P2" draw:layer="layout" svg:width="0.157cm" svg:height="8.193cm" svg:x="38.719cm" svg:y="3.215cm" svg:viewBox="0 0 158 8194" draw:points="0,8194 158,8194 158,0 0,0">
          <text:p/>
        </draw:polygon>
        <draw:polygon draw:style-name="gr2" draw:text-style-name="P2" draw:layer="layout" svg:width="0.157cm" svg:height="8.361cm" svg:x="39.28cm" svg:y="3.047cm" svg:viewBox="0 0 158 8362" draw:points="0,8362 158,8362 158,0 0,0">
          <text:p/>
        </draw:polygon>
        <draw:polygon draw:style-name="gr3" draw:text-style-name="P3" draw:layer="layout" svg:width="0.156cm" svg:height="0cm" svg:x="4.117cm" svg:y="11.408cm" svg:viewBox="0 0 157 0" draw:points="0,0 157,0">
          <text:p/>
        </draw:polygon>
        <draw:polygon draw:style-name="gr3" draw:text-style-name="P3" draw:layer="layout" svg:width="0.156cm" svg:height="0cm" svg:x="4.678cm" svg:y="11.408cm" svg:viewBox="0 0 157 0" draw:points="0,0 157,0">
          <text:p/>
        </draw:polygon>
        <draw:polygon draw:style-name="gr3" draw:text-style-name="P3" draw:layer="layout" svg:width="0.157cm" svg:height="0.003cm" svg:x="5.238cm" svg:y="11.406cm" svg:viewBox="0 0 158 4" draw:points="0,4 158,4 158,0 0,0">
          <text:p/>
        </draw:polygon>
        <draw:polygon draw:style-name="gr3" draw:text-style-name="P3" draw:layer="layout" svg:width="0.157cm" svg:height="0.005cm" svg:x="5.799cm" svg:y="11.404cm" svg:viewBox="0 0 158 6" draw:points="0,6 158,6 158,0 0,0">
          <text:p/>
        </draw:polygon>
        <draw:polygon draw:style-name="gr3" draw:text-style-name="P3" draw:layer="layout" svg:width="0.157cm" svg:height="0.007cm" svg:x="6.36cm" svg:y="11.401cm" svg:viewBox="0 0 158 8" draw:points="0,8 158,8 158,0 0,0">
          <text:p/>
        </draw:polygon>
        <draw:polygon draw:style-name="gr3" draw:text-style-name="P3" draw:layer="layout" svg:width="0.157cm" svg:height="0.008cm" svg:x="6.92cm" svg:y="11.4cm" svg:viewBox="0 0 158 9" draw:points="0,9 158,9 158,0 0,0">
          <text:p/>
        </draw:polygon>
        <draw:polygon draw:style-name="gr3" draw:text-style-name="P3" draw:layer="layout" svg:width="0.157cm" svg:height="0.008cm" svg:x="7.481cm" svg:y="11.4cm" svg:viewBox="0 0 158 9" draw:points="0,9 158,9 158,0 0,0">
          <text:p/>
        </draw:polygon>
        <draw:polygon draw:style-name="gr3" draw:text-style-name="P3" draw:layer="layout" svg:width="0.157cm" svg:height="0.011cm" svg:x="8.041cm" svg:y="11.397cm" svg:viewBox="0 0 158 12" draw:points="0,12 158,12 158,0 0,0">
          <text:p/>
        </draw:polygon>
        <draw:polygon draw:style-name="gr3" draw:text-style-name="P3" draw:layer="layout" svg:width="0.157cm" svg:height="0.011cm" svg:x="8.602cm" svg:y="11.398cm" svg:viewBox="0 0 158 12" draw:points="0,12 158,12 158,0 0,0">
          <text:p/>
        </draw:polygon>
        <draw:polygon draw:style-name="gr3" draw:text-style-name="P3" draw:layer="layout" svg:width="0.157cm" svg:height="0.011cm" svg:x="9.163cm" svg:y="11.397cm" svg:viewBox="0 0 158 12" draw:points="0,12 158,12 158,0 0,0">
          <text:p/>
        </draw:polygon>
        <draw:polygon draw:style-name="gr3" draw:text-style-name="P3" draw:layer="layout" svg:width="0.157cm" svg:height="0.011cm" svg:x="9.723cm" svg:y="11.397cm" svg:viewBox="0 0 158 12" draw:points="0,12 158,12 158,0 0,0">
          <text:p/>
        </draw:polygon>
        <draw:polygon draw:style-name="gr3" draw:text-style-name="P3" draw:layer="layout" svg:width="0.157cm" svg:height="0.021cm" svg:x="10.284cm" svg:y="11.387cm" svg:viewBox="0 0 158 22" draw:points="0,22 158,22 158,0 0,0">
          <text:p/>
        </draw:polygon>
        <draw:polygon draw:style-name="gr3" draw:text-style-name="P3" draw:layer="layout" svg:width="0.157cm" svg:height="0.02cm" svg:x="10.845cm" svg:y="11.388cm" svg:viewBox="0 0 158 21" draw:points="0,21 158,21 158,0 0,0">
          <text:p/>
        </draw:polygon>
        <draw:polygon draw:style-name="gr3" draw:text-style-name="P3" draw:layer="layout" svg:width="0.157cm" svg:height="0.025cm" svg:x="11.405cm" svg:y="11.383cm" svg:viewBox="0 0 158 26" draw:points="0,26 158,26 158,0 0,0">
          <text:p/>
        </draw:polygon>
        <draw:polygon draw:style-name="gr3" draw:text-style-name="P3" draw:layer="layout" svg:width="0.157cm" svg:height="0.026cm" svg:x="11.966cm" svg:y="11.382cm" svg:viewBox="0 0 158 27" draw:points="0,27 158,27 158,0 0,0">
          <text:p/>
        </draw:polygon>
        <draw:polygon draw:style-name="gr3" draw:text-style-name="P3" draw:layer="layout" svg:width="0.157cm" svg:height="0.022cm" svg:x="12.527cm" svg:y="11.386cm" svg:viewBox="0 0 158 23" draw:points="0,23 158,23 158,0 0,0">
          <text:p/>
        </draw:polygon>
        <draw:polygon draw:style-name="gr3" draw:text-style-name="P3" draw:layer="layout" svg:width="0.157cm" svg:height="0.02cm" svg:x="13.087cm" svg:y="11.388cm" svg:viewBox="0 0 158 21" draw:points="0,21 158,21 158,0 0,0">
          <text:p/>
        </draw:polygon>
        <draw:polygon draw:style-name="gr3" draw:text-style-name="P3" draw:layer="layout" svg:width="0.157cm" svg:height="0.02cm" svg:x="13.648cm" svg:y="11.388cm" svg:viewBox="0 0 158 21" draw:points="0,21 158,21 158,0 0,0">
          <text:p/>
        </draw:polygon>
        <draw:polygon draw:style-name="gr3" draw:text-style-name="P3" draw:layer="layout" svg:width="0.157cm" svg:height="0.018cm" svg:x="14.208cm" svg:y="11.39cm" svg:viewBox="0 0 158 19" draw:points="0,19 158,19 158,0 0,0">
          <text:p/>
        </draw:polygon>
        <draw:polygon draw:style-name="gr3" draw:text-style-name="P3" draw:layer="layout" svg:width="0.157cm" svg:height="0.017cm" svg:x="14.769cm" svg:y="11.391cm" svg:viewBox="0 0 158 18" draw:points="0,18 158,18 158,0 0,0">
          <text:p/>
        </draw:polygon>
        <draw:polygon draw:style-name="gr3" draw:text-style-name="P3" draw:layer="layout" svg:width="0.157cm" svg:height="0.015cm" svg:x="15.33cm" svg:y="11.393cm" svg:viewBox="0 0 158 16" draw:points="0,16 158,16 158,0 0,0">
          <text:p/>
        </draw:polygon>
        <draw:polygon draw:style-name="gr3" draw:text-style-name="P3" draw:layer="layout" svg:width="0.157cm" svg:height="0.024cm" svg:x="15.89cm" svg:y="11.384cm" svg:viewBox="0 0 158 25" draw:points="0,25 158,25 158,0 0,0">
          <text:p/>
        </draw:polygon>
        <draw:polygon draw:style-name="gr3" draw:text-style-name="P3" draw:layer="layout" svg:width="0.157cm" svg:height="0.023cm" svg:x="16.451cm" svg:y="11.385cm" svg:viewBox="0 0 158 24" draw:points="0,24 158,24 158,0 0,0">
          <text:p/>
        </draw:polygon>
        <draw:polygon draw:style-name="gr3" draw:text-style-name="P3" draw:layer="layout" svg:width="0.157cm" svg:height="0.029cm" svg:x="17.012cm" svg:y="11.38cm" svg:viewBox="0 0 158 30" draw:points="0,30 158,30 158,0 0,0">
          <text:p/>
        </draw:polygon>
        <draw:polygon draw:style-name="gr3" draw:text-style-name="P3" draw:layer="layout" svg:width="0.157cm" svg:height="0.024cm" svg:x="17.572cm" svg:y="11.384cm" svg:viewBox="0 0 158 25" draw:points="0,25 158,25 158,0 0,0">
          <text:p/>
        </draw:polygon>
        <draw:polygon draw:style-name="gr3" draw:text-style-name="P3" draw:layer="layout" svg:width="0.157cm" svg:height="0.017cm" svg:x="18.133cm" svg:y="11.391cm" svg:viewBox="0 0 158 18" draw:points="0,18 158,18 158,0 0,0">
          <text:p/>
        </draw:polygon>
        <draw:polygon draw:style-name="gr3" draw:text-style-name="P3" draw:layer="layout" svg:width="0.157cm" svg:height="0.017cm" svg:x="18.694cm" svg:y="11.391cm" svg:viewBox="0 0 158 18" draw:points="0,18 158,18 158,0 0,0">
          <text:p/>
        </draw:polygon>
        <draw:polygon draw:style-name="gr3" draw:text-style-name="P3" draw:layer="layout" svg:width="0.157cm" svg:height="0.033cm" svg:x="19.254cm" svg:y="11.375cm" svg:viewBox="0 0 158 34" draw:points="0,34 158,34 158,0 0,0">
          <text:p/>
        </draw:polygon>
        <draw:polygon draw:style-name="gr3" draw:text-style-name="P3" draw:layer="layout" svg:width="0.157cm" svg:height="0.042cm" svg:x="19.815cm" svg:y="11.366cm" svg:viewBox="0 0 158 43" draw:points="0,43 158,43 158,0 0,0">
          <text:p/>
        </draw:polygon>
        <draw:polygon draw:style-name="gr3" draw:text-style-name="P3" draw:layer="layout" svg:width="0.157cm" svg:height="0.054cm" svg:x="20.375cm" svg:y="11.354cm" svg:viewBox="0 0 158 55" draw:points="0,55 158,55 158,0 0,0">
          <text:p/>
        </draw:polygon>
        <draw:polygon draw:style-name="gr3" draw:text-style-name="P3" draw:layer="layout" svg:width="0.157cm" svg:height="0.048cm" svg:x="20.936cm" svg:y="11.36cm" svg:viewBox="0 0 158 49" draw:points="0,49 158,49 158,0 0,0">
          <text:p/>
        </draw:polygon>
        <draw:polygon draw:style-name="gr3" draw:text-style-name="P3" draw:layer="layout" svg:width="0.157cm" svg:height="0.06cm" svg:x="21.497cm" svg:y="11.348cm" svg:viewBox="0 0 158 61" draw:points="0,61 158,61 158,0 0,0">
          <text:p/>
        </draw:polygon>
        <draw:polygon draw:style-name="gr3" draw:text-style-name="P3" draw:layer="layout" svg:width="0.157cm" svg:height="0.064cm" svg:x="22.057cm" svg:y="11.344cm" svg:viewBox="0 0 158 65" draw:points="0,65 158,65 158,0 0,0">
          <text:p/>
        </draw:polygon>
        <draw:polygon draw:style-name="gr3" draw:text-style-name="P3" draw:layer="layout" svg:width="0.157cm" svg:height="0.05cm" svg:x="22.618cm" svg:y="11.358cm" svg:viewBox="0 0 158 51" draw:points="0,51 158,51 158,0 0,0">
          <text:p/>
        </draw:polygon>
        <draw:polygon draw:style-name="gr3" draw:text-style-name="P3" draw:layer="layout" svg:width="0.157cm" svg:height="0.039cm" svg:x="23.179cm" svg:y="11.369cm" svg:viewBox="0 0 158 40" draw:points="0,40 158,40 158,0 0,0">
          <text:p/>
        </draw:polygon>
        <draw:polygon draw:style-name="gr3" draw:text-style-name="P3" draw:layer="layout" svg:width="0.157cm" svg:height="0.029cm" svg:x="23.739cm" svg:y="11.379cm" svg:viewBox="0 0 158 30" draw:points="0,30 158,30 158,0 0,0">
          <text:p/>
        </draw:polygon>
        <draw:polygon draw:style-name="gr3" draw:text-style-name="P3" draw:layer="layout" svg:width="0.157cm" svg:height="0.022cm" svg:x="24.3cm" svg:y="11.386cm" svg:viewBox="0 0 158 23" draw:points="0,23 158,23 158,0 0,0">
          <text:p/>
        </draw:polygon>
        <draw:polygon draw:style-name="gr3" draw:text-style-name="P3" draw:layer="layout" svg:width="0.156cm" svg:height="0.039cm" svg:x="24.861cm" svg:y="11.369cm" svg:viewBox="0 0 157 40" draw:points="0,40 157,40 157,0 0,0">
          <text:p/>
        </draw:polygon>
        <draw:polygon draw:style-name="gr3" draw:text-style-name="P3" draw:layer="layout" svg:width="0.157cm" svg:height="0.052cm" svg:x="25.421cm" svg:y="11.356cm" svg:viewBox="0 0 158 53" draw:points="0,53 158,53 158,0 0,0">
          <text:p/>
        </draw:polygon>
        <draw:polygon draw:style-name="gr3" draw:text-style-name="P3" draw:layer="layout" svg:width="0.157cm" svg:height="0.073cm" svg:x="25.982cm" svg:y="11.335cm" svg:viewBox="0 0 158 74" draw:points="0,74 158,74 158,0 0,0">
          <text:p/>
        </draw:polygon>
        <draw:polygon draw:style-name="gr3" draw:text-style-name="P3" draw:layer="layout" svg:width="0.157cm" svg:height="0.099cm" svg:x="26.542cm" svg:y="11.309cm" svg:viewBox="0 0 158 100" draw:points="0,100 158,100 158,0 0,0">
          <text:p/>
        </draw:polygon>
        <draw:polygon draw:style-name="gr3" draw:text-style-name="P3" draw:layer="layout" svg:width="0.157cm" svg:height="0.099cm" svg:x="27.103cm" svg:y="11.309cm" svg:viewBox="0 0 158 100" draw:points="0,100 158,100 158,0 0,0">
          <text:p/>
        </draw:polygon>
        <draw:polygon draw:style-name="gr3" draw:text-style-name="P3" draw:layer="layout" svg:width="0.157cm" svg:height="0.128cm" svg:x="27.664cm" svg:y="11.28cm" svg:viewBox="0 0 158 129" draw:points="0,129 158,129 158,0 0,0">
          <text:p/>
        </draw:polygon>
        <draw:polygon draw:style-name="gr3" draw:text-style-name="P3" draw:layer="layout" svg:width="0.157cm" svg:height="0.342cm" svg:x="28.224cm" svg:y="11.066cm" svg:viewBox="0 0 158 343" draw:points="0,343 158,343 158,0 0,0">
          <text:p/>
        </draw:polygon>
        <draw:polygon draw:style-name="gr3" draw:text-style-name="P3" draw:layer="layout" svg:width="0.157cm" svg:height="0.524cm" svg:x="28.785cm" svg:y="10.884cm" svg:viewBox="0 0 158 525" draw:points="0,525 158,525 158,0 0,0">
          <text:p/>
        </draw:polygon>
        <draw:polygon draw:style-name="gr3" draw:text-style-name="P3" draw:layer="layout" svg:width="0.157cm" svg:height="1.421cm" svg:x="29.346cm" svg:y="9.987cm" svg:viewBox="0 0 158 1422" draw:points="0,1422 158,1422 158,0 0,0">
          <text:p/>
        </draw:polygon>
        <draw:polygon draw:style-name="gr3" draw:text-style-name="P3" draw:layer="layout" svg:width="0.157cm" svg:height="2.003cm" svg:x="29.906cm" svg:y="9.405cm" svg:viewBox="0 0 158 2004" draw:points="0,2004 158,2004 158,0 0,0">
          <text:p/>
        </draw:polygon>
        <draw:polygon draw:style-name="gr3" draw:text-style-name="P3" draw:layer="layout" svg:width="0.157cm" svg:height="7.533cm" svg:x="30.467cm" svg:y="3.875cm" svg:viewBox="0 0 158 7534" draw:points="0,7534 158,7534 158,0 0,0">
          <text:p/>
        </draw:polygon>
        <draw:polygon draw:style-name="gr3" draw:text-style-name="P3" draw:layer="layout" svg:width="0.157cm" svg:height="7.844cm" svg:x="31.027cm" svg:y="3.564cm" svg:viewBox="0 0 158 7845" draw:points="0,7845 158,7845 158,0 0,0">
          <text:p/>
        </draw:polygon>
        <draw:polygon draw:style-name="gr3" draw:text-style-name="P3" draw:layer="layout" svg:width="0.157cm" svg:height="8.069cm" svg:x="31.588cm" svg:y="3.339cm" svg:viewBox="0 0 158 8070" draw:points="0,8070 158,8070 158,0 0,0">
          <text:p/>
        </draw:polygon>
        <draw:polygon draw:style-name="gr3" draw:text-style-name="P3" draw:layer="layout" svg:width="0.157cm" svg:height="8.92cm" svg:x="32.149cm" svg:y="2.488cm" svg:viewBox="0 0 158 8921" draw:points="0,8921 158,8921 158,0 0,0">
          <text:p/>
        </draw:polygon>
        <draw:polygon draw:style-name="gr3" draw:text-style-name="P3" draw:layer="layout" svg:width="0.157cm" svg:height="9.301cm" svg:x="32.709cm" svg:y="2.107cm" svg:viewBox="0 0 158 9302" draw:points="0,9302 158,9302 158,0 0,0">
          <text:p/>
        </draw:polygon>
        <draw:polygon draw:style-name="gr3" draw:text-style-name="P3" draw:layer="layout" svg:width="0.157cm" svg:height="9.824cm" svg:x="33.27cm" svg:y="1.584cm" svg:viewBox="0 0 158 9825" draw:points="0,9825 158,9825 158,0 0,0">
          <text:p/>
        </draw:polygon>
        <draw:polygon draw:style-name="gr3" draw:text-style-name="P3" draw:layer="layout" svg:width="0.157cm" svg:height="10.057cm" svg:x="33.831cm" svg:y="1.351cm" svg:viewBox="0 0 158 10058" draw:points="0,10058 158,10058 158,0 0,0">
          <text:p/>
        </draw:polygon>
        <draw:polygon draw:style-name="gr3" draw:text-style-name="P3" draw:layer="layout" svg:width="0.157cm" svg:height="10.621cm" svg:x="34.391cm" svg:y="0.787cm" svg:viewBox="0 0 158 10622" draw:points="0,10622 158,10622 158,0 0,0">
          <text:p/>
        </draw:polygon>
        <draw:polygon draw:style-name="gr3" draw:text-style-name="P3" draw:layer="layout" svg:width="0.157cm" svg:height="10.541cm" svg:x="34.952cm" svg:y="0.867cm" svg:viewBox="0 0 158 10542" draw:points="0,10542 158,10542 158,0 0,0">
          <text:p/>
        </draw:polygon>
        <draw:polygon draw:style-name="gr3" draw:text-style-name="P3" draw:layer="layout" svg:width="0.157cm" svg:height="10.562cm" svg:x="35.513cm" svg:y="0.846cm" svg:viewBox="0 0 158 10563" draw:points="0,10563 158,10563 158,0 0,0">
          <text:p/>
        </draw:polygon>
        <draw:polygon draw:style-name="gr3" draw:text-style-name="P3" draw:layer="layout" svg:width="0.157cm" svg:height="10.511cm" svg:x="36.073cm" svg:y="0.897cm" svg:viewBox="0 0 158 10512" draw:points="0,10512 158,10512 158,0 0,0">
          <text:p/>
        </draw:polygon>
        <draw:polygon draw:style-name="gr3" draw:text-style-name="P3" draw:layer="layout" svg:width="0.157cm" svg:height="10.382cm" svg:x="36.634cm" svg:y="1.026cm" svg:viewBox="0 0 158 10383" draw:points="0,10383 158,10383 158,0 0,0">
          <text:p/>
        </draw:polygon>
        <draw:polygon draw:style-name="gr3" draw:text-style-name="P3" draw:layer="layout" svg:width="0.157cm" svg:height="9.489cm" svg:x="37.194cm" svg:y="1.919cm" svg:viewBox="0 0 158 9490" draw:points="0,9490 158,9490 158,0 0,0">
          <text:p/>
        </draw:polygon>
        <draw:polygon draw:style-name="gr3" draw:text-style-name="P3" draw:layer="layout" svg:width="0.157cm" svg:height="9.031cm" svg:x="37.755cm" svg:y="2.377cm" svg:viewBox="0 0 158 9032" draw:points="0,9032 158,9032 158,0 0,0">
          <text:p/>
        </draw:polygon>
        <draw:polygon draw:style-name="gr3" draw:text-style-name="P3" draw:layer="layout" svg:width="0.157cm" svg:height="8.645cm" svg:x="38.316cm" svg:y="2.763cm" svg:viewBox="0 0 158 8646" draw:points="0,8646 158,8646 158,0 0,0">
          <text:p/>
        </draw:polygon>
        <draw:polygon draw:style-name="gr3" draw:text-style-name="P3" draw:layer="layout" svg:width="0.157cm" svg:height="8.199cm" svg:x="38.876cm" svg:y="3.209cm" svg:viewBox="0 0 158 8200" draw:points="0,8200 158,8200 158,0 0,0">
          <text:p/>
        </draw:polygon>
        <draw:polygon draw:style-name="gr3" draw:text-style-name="P3" draw:layer="layout" svg:width="0.157cm" svg:height="8.361cm" svg:x="39.437cm" svg:y="3.047cm" svg:viewBox="0 0 158 8362" draw:points="0,8362 158,8362 158,0 0,0">
          <text:p/>
        </draw:polygon>
        <draw:polygon draw:style-name="gr4" draw:text-style-name="P4" draw:layer="layout" svg:width="0cm" svg:height="0.123cm" svg:x="4.039cm" svg:y="11.988cm" svg:viewBox="0 0 0 124" draw:points="0,0 0,124">
          <text:p/>
        </draw:polygon>
        <draw:line draw:style-name="gr5" draw:text-style-name="P5" draw:layer="layout" svg:x1="4.039cm" svg:y1="11.988cm" svg:x2="4.039cm" svg:y2="12.112cm">
          <text:p/>
        </draw:line>
        <draw:polygon draw:style-name="gr4" draw:text-style-name="P4" draw:layer="layout" svg:width="0cm" svg:height="0.123cm" svg:x="4.599cm" svg:y="11.988cm" svg:viewBox="0 0 0 124" draw:points="0,0 0,124">
          <text:p/>
        </draw:polygon>
        <draw:line draw:style-name="gr5" draw:text-style-name="P5" draw:layer="layout" svg:x1="4.599cm" svg:y1="11.988cm" svg:x2="4.599cm" svg:y2="12.112cm">
          <text:p/>
        </draw:line>
        <draw:polygon draw:style-name="gr4" draw:text-style-name="P4" draw:layer="layout" svg:width="0cm" svg:height="0.123cm" svg:x="5.16cm" svg:y="11.988cm" svg:viewBox="0 0 0 124" draw:points="0,0 0,124">
          <text:p/>
        </draw:polygon>
        <draw:line draw:style-name="gr5" draw:text-style-name="P5" draw:layer="layout" svg:x1="5.16cm" svg:y1="11.988cm" svg:x2="5.16cm" svg:y2="12.112cm">
          <text:p/>
        </draw:line>
        <draw:polygon draw:style-name="gr4" draw:text-style-name="P4" draw:layer="layout" svg:width="0cm" svg:height="0.123cm" svg:x="5.72cm" svg:y="11.988cm" svg:viewBox="0 0 0 124" draw:points="0,0 0,124">
          <text:p/>
        </draw:polygon>
        <draw:line draw:style-name="gr5" draw:text-style-name="P5" draw:layer="layout" svg:x1="5.72cm" svg:y1="11.988cm" svg:x2="5.72cm" svg:y2="12.112cm">
          <text:p/>
        </draw:line>
        <draw:polygon draw:style-name="gr4" draw:text-style-name="P4" draw:layer="layout" svg:width="0cm" svg:height="0.123cm" svg:x="6.281cm" svg:y="11.988cm" svg:viewBox="0 0 0 124" draw:points="0,0 0,124">
          <text:p/>
        </draw:polygon>
        <draw:line draw:style-name="gr5" draw:text-style-name="P5" draw:layer="layout" svg:x1="6.281cm" svg:y1="11.988cm" svg:x2="6.281cm" svg:y2="12.112cm">
          <text:p/>
        </draw:line>
        <draw:polygon draw:style-name="gr4" draw:text-style-name="P4" draw:layer="layout" svg:width="0cm" svg:height="0.123cm" svg:x="6.842cm" svg:y="11.988cm" svg:viewBox="0 0 0 124" draw:points="0,0 0,124">
          <text:p/>
        </draw:polygon>
        <draw:line draw:style-name="gr5" draw:text-style-name="P5" draw:layer="layout" svg:x1="6.842cm" svg:y1="11.988cm" svg:x2="6.842cm" svg:y2="12.112cm">
          <text:p/>
        </draw:line>
        <draw:frame draw:style-name="gr6" draw:text-style-name="P7" draw:layer="layout" svg:width="0.563cm" svg:height="0.628cm" svg:x="3.898cm" svg:y="12.125cm">
          <draw:text-box>
            <text:p text:style-name="P6"><text:span text:style-name="T1">0</text:span></text:p>
          </draw:text-box>
        </draw:frame>
        <draw:polygon draw:style-name="gr4" draw:text-style-name="P4" draw:layer="layout" svg:width="0cm" svg:height="0.123cm" svg:x="7.402cm" svg:y="11.988cm" svg:viewBox="0 0 0 124" draw:points="0,0 0,124">
          <text:p/>
        </draw:polygon>
        <draw:line draw:style-name="gr5" draw:text-style-name="P5" draw:layer="layout" svg:x1="7.402cm" svg:y1="11.988cm" svg:x2="7.402cm" svg:y2="12.112cm">
          <text:p/>
        </draw:line>
        <draw:polygon draw:style-name="gr4" draw:text-style-name="P4" draw:layer="layout" svg:width="0cm" svg:height="0.123cm" svg:x="7.963cm" svg:y="11.988cm" svg:viewBox="0 0 0 124" draw:points="0,0 0,124">
          <text:p/>
        </draw:polygon>
        <draw:line draw:style-name="gr5" draw:text-style-name="P5" draw:layer="layout" svg:x1="7.963cm" svg:y1="11.988cm" svg:x2="7.963cm" svg:y2="12.112cm">
          <text:p/>
        </draw:line>
        <draw:polygon draw:style-name="gr4" draw:text-style-name="P4" draw:layer="layout" svg:width="0cm" svg:height="0.123cm" svg:x="8.524cm" svg:y="11.988cm" svg:viewBox="0 0 0 124" draw:points="0,0 0,124">
          <text:p/>
        </draw:polygon>
        <draw:line draw:style-name="gr5" draw:text-style-name="P5" draw:layer="layout" svg:x1="8.524cm" svg:y1="11.988cm" svg:x2="8.524cm" svg:y2="12.112cm">
          <text:p/>
        </draw:line>
        <draw:polygon draw:style-name="gr4" draw:text-style-name="P4" draw:layer="layout" svg:width="0cm" svg:height="0.123cm" svg:x="9.084cm" svg:y="11.988cm" svg:viewBox="0 0 0 124" draw:points="0,0 0,124">
          <text:p/>
        </draw:polygon>
        <draw:line draw:style-name="gr5" draw:text-style-name="P5" draw:layer="layout" svg:x1="9.084cm" svg:y1="11.988cm" svg:x2="9.084cm" svg:y2="12.112cm">
          <text:p/>
        </draw:line>
        <draw:polygon draw:style-name="gr4" draw:text-style-name="P4" draw:layer="layout" svg:width="0cm" svg:height="0.123cm" svg:x="9.645cm" svg:y="11.988cm" svg:viewBox="0 0 0 124" draw:points="0,0 0,124">
          <text:p/>
        </draw:polygon>
        <draw:line draw:style-name="gr5" draw:text-style-name="P5" draw:layer="layout" svg:x1="9.645cm" svg:y1="11.988cm" svg:x2="9.645cm" svg:y2="12.112cm">
          <text:p/>
        </draw:line>
        <draw:frame draw:style-name="gr6" draw:text-style-name="P7" draw:layer="layout" svg:width="0.563cm" svg:height="0.628cm" svg:x="6.701cm" svg:y="12.125cm">
          <draw:text-box>
            <text:p text:style-name="P6"><text:span text:style-name="T1">5</text:span></text:p>
          </draw:text-box>
        </draw:frame>
        <draw:polygon draw:style-name="gr4" draw:text-style-name="P4" draw:layer="layout" svg:width="0cm" svg:height="0.123cm" svg:x="10.206cm" svg:y="11.988cm" svg:viewBox="0 0 0 124" draw:points="0,0 0,124">
          <text:p/>
        </draw:polygon>
        <draw:line draw:style-name="gr5" draw:text-style-name="P5" draw:layer="layout" svg:x1="10.206cm" svg:y1="11.988cm" svg:x2="10.206cm" svg:y2="12.112cm">
          <text:p/>
        </draw:line>
        <draw:polygon draw:style-name="gr4" draw:text-style-name="P4" draw:layer="layout" svg:width="0cm" svg:height="0.123cm" svg:x="10.766cm" svg:y="11.988cm" svg:viewBox="0 0 0 124" draw:points="0,0 0,124">
          <text:p/>
        </draw:polygon>
        <draw:line draw:style-name="gr5" draw:text-style-name="P5" draw:layer="layout" svg:x1="10.766cm" svg:y1="11.988cm" svg:x2="10.766cm" svg:y2="12.112cm">
          <text:p/>
        </draw:line>
        <draw:polygon draw:style-name="gr4" draw:text-style-name="P4" draw:layer="layout" svg:width="0cm" svg:height="0.123cm" svg:x="11.327cm" svg:y="11.988cm" svg:viewBox="0 0 0 124" draw:points="0,0 0,124">
          <text:p/>
        </draw:polygon>
        <draw:line draw:style-name="gr5" draw:text-style-name="P5" draw:layer="layout" svg:x1="11.327cm" svg:y1="11.988cm" svg:x2="11.327cm" svg:y2="12.112cm">
          <text:p/>
        </draw:line>
        <draw:polygon draw:style-name="gr4" draw:text-style-name="P4" draw:layer="layout" svg:width="0cm" svg:height="0.123cm" svg:x="11.887cm" svg:y="11.988cm" svg:viewBox="0 0 0 124" draw:points="0,0 0,124">
          <text:p/>
        </draw:polygon>
        <draw:line draw:style-name="gr5" draw:text-style-name="P5" draw:layer="layout" svg:x1="11.887cm" svg:y1="11.988cm" svg:x2="11.887cm" svg:y2="12.112cm">
          <text:p/>
        </draw:line>
        <draw:polygon draw:style-name="gr4" draw:text-style-name="P4" draw:layer="layout" svg:width="0cm" svg:height="0.123cm" svg:x="12.448cm" svg:y="11.988cm" svg:viewBox="0 0 0 124" draw:points="0,0 0,124">
          <text:p/>
        </draw:polygon>
        <draw:line draw:style-name="gr5" draw:text-style-name="P5" draw:layer="layout" svg:x1="12.448cm" svg:y1="11.988cm" svg:x2="12.448cm" svg:y2="12.112cm">
          <text:p/>
        </draw:line>
        <draw:frame draw:style-name="gr6" draw:text-style-name="P7" draw:layer="layout" svg:width="0.569cm" svg:height="0.628cm" svg:x="9.363cm" svg:y="12.125cm">
          <draw:text-box>
            <text:p text:style-name="P6"><text:span text:style-name="T1">10</text:span></text:p>
          </draw:text-box>
        </draw:frame>
        <draw:polygon draw:style-name="gr4" draw:text-style-name="P4" draw:layer="layout" svg:width="0cm" svg:height="0.123cm" svg:x="13.009cm" svg:y="11.988cm" svg:viewBox="0 0 0 124" draw:points="0,0 0,124">
          <text:p/>
        </draw:polygon>
        <draw:line draw:style-name="gr5" draw:text-style-name="P5" draw:layer="layout" svg:x1="13.009cm" svg:y1="11.988cm" svg:x2="13.009cm" svg:y2="12.112cm">
          <text:p/>
        </draw:line>
        <draw:polygon draw:style-name="gr4" draw:text-style-name="P4" draw:layer="layout" svg:width="0cm" svg:height="0.123cm" svg:x="13.569cm" svg:y="11.988cm" svg:viewBox="0 0 0 124" draw:points="0,0 0,124">
          <text:p/>
        </draw:polygon>
        <draw:line draw:style-name="gr5" draw:text-style-name="P5" draw:layer="layout" svg:x1="13.569cm" svg:y1="11.988cm" svg:x2="13.569cm" svg:y2="12.112cm">
          <text:p/>
        </draw:line>
        <draw:polygon draw:style-name="gr4" draw:text-style-name="P4" draw:layer="layout" svg:width="0cm" svg:height="0.123cm" svg:x="14.13cm" svg:y="11.988cm" svg:viewBox="0 0 0 124" draw:points="0,0 0,124">
          <text:p/>
        </draw:polygon>
        <draw:line draw:style-name="gr5" draw:text-style-name="P5" draw:layer="layout" svg:x1="14.13cm" svg:y1="11.988cm" svg:x2="14.13cm" svg:y2="12.112cm">
          <text:p/>
        </draw:line>
        <draw:polygon draw:style-name="gr4" draw:text-style-name="P4" draw:layer="layout" svg:width="0cm" svg:height="0.123cm" svg:x="14.691cm" svg:y="11.988cm" svg:viewBox="0 0 0 124" draw:points="0,0 0,124">
          <text:p/>
        </draw:polygon>
        <draw:line draw:style-name="gr5" draw:text-style-name="P5" draw:layer="layout" svg:x1="14.691cm" svg:y1="11.988cm" svg:x2="14.691cm" svg:y2="12.112cm">
          <text:p/>
        </draw:line>
        <draw:polygon draw:style-name="gr4" draw:text-style-name="P4" draw:layer="layout" svg:width="0cm" svg:height="0.123cm" svg:x="15.251cm" svg:y="11.988cm" svg:viewBox="0 0 0 124" draw:points="0,0 0,124">
          <text:p/>
        </draw:polygon>
        <draw:line draw:style-name="gr5" draw:text-style-name="P5" draw:layer="layout" svg:x1="15.251cm" svg:y1="11.988cm" svg:x2="15.251cm" svg:y2="12.112cm">
          <text:p/>
        </draw:line>
        <draw:frame draw:style-name="gr6" draw:text-style-name="P7" draw:layer="layout" svg:width="0.569cm" svg:height="0.628cm" svg:x="12.166cm" svg:y="12.125cm">
          <draw:text-box>
            <text:p text:style-name="P6"><text:span text:style-name="T1">15</text:span></text:p>
          </draw:text-box>
        </draw:frame>
        <draw:polygon draw:style-name="gr4" draw:text-style-name="P4" draw:layer="layout" svg:width="0cm" svg:height="0.123cm" svg:x="15.812cm" svg:y="11.988cm" svg:viewBox="0 0 0 124" draw:points="0,0 0,124">
          <text:p/>
        </draw:polygon>
        <draw:line draw:style-name="gr5" draw:text-style-name="P5" draw:layer="layout" svg:x1="15.812cm" svg:y1="11.988cm" svg:x2="15.812cm" svg:y2="12.112cm">
          <text:p/>
        </draw:line>
        <draw:polygon draw:style-name="gr4" draw:text-style-name="P4" draw:layer="layout" svg:width="0cm" svg:height="0.123cm" svg:x="16.373cm" svg:y="11.988cm" svg:viewBox="0 0 0 124" draw:points="0,0 0,124">
          <text:p/>
        </draw:polygon>
        <draw:line draw:style-name="gr5" draw:text-style-name="P5" draw:layer="layout" svg:x1="16.373cm" svg:y1="11.988cm" svg:x2="16.373cm" svg:y2="12.112cm">
          <text:p/>
        </draw:line>
        <draw:polygon draw:style-name="gr4" draw:text-style-name="P4" draw:layer="layout" svg:width="0cm" svg:height="0.123cm" svg:x="16.933cm" svg:y="11.988cm" svg:viewBox="0 0 0 124" draw:points="0,0 0,124">
          <text:p/>
        </draw:polygon>
        <draw:line draw:style-name="gr5" draw:text-style-name="P5" draw:layer="layout" svg:x1="16.933cm" svg:y1="11.988cm" svg:x2="16.933cm" svg:y2="12.112cm">
          <text:p/>
        </draw:line>
        <draw:polygon draw:style-name="gr4" draw:text-style-name="P4" draw:layer="layout" svg:width="0cm" svg:height="0.123cm" svg:x="17.494cm" svg:y="11.988cm" svg:viewBox="0 0 0 124" draw:points="0,0 0,124">
          <text:p/>
        </draw:polygon>
        <draw:line draw:style-name="gr5" draw:text-style-name="P5" draw:layer="layout" svg:x1="17.494cm" svg:y1="11.988cm" svg:x2="17.494cm" svg:y2="12.112cm">
          <text:p/>
        </draw:line>
        <draw:polygon draw:style-name="gr4" draw:text-style-name="P4" draw:layer="layout" svg:width="0cm" svg:height="0.123cm" svg:x="18.054cm" svg:y="11.988cm" svg:viewBox="0 0 0 124" draw:points="0,0 0,124">
          <text:p/>
        </draw:polygon>
        <draw:line draw:style-name="gr5" draw:text-style-name="P5" draw:layer="layout" svg:x1="18.054cm" svg:y1="11.988cm" svg:x2="18.054cm" svg:y2="12.112cm">
          <text:p/>
        </draw:line>
        <draw:frame draw:style-name="gr6" draw:text-style-name="P7" draw:layer="layout" svg:width="0.569cm" svg:height="0.628cm" svg:x="14.97cm" svg:y="12.125cm">
          <draw:text-box>
            <text:p text:style-name="P6"><text:span text:style-name="T1">20</text:span></text:p>
          </draw:text-box>
        </draw:frame>
        <draw:polygon draw:style-name="gr4" draw:text-style-name="P4" draw:layer="layout" svg:width="0cm" svg:height="0.123cm" svg:x="18.615cm" svg:y="11.988cm" svg:viewBox="0 0 0 124" draw:points="0,0 0,124">
          <text:p/>
        </draw:polygon>
        <draw:line draw:style-name="gr5" draw:text-style-name="P5" draw:layer="layout" svg:x1="18.615cm" svg:y1="11.988cm" svg:x2="18.615cm" svg:y2="12.112cm">
          <text:p/>
        </draw:line>
        <draw:polygon draw:style-name="gr4" draw:text-style-name="P4" draw:layer="layout" svg:width="0cm" svg:height="0.123cm" svg:x="19.176cm" svg:y="11.988cm" svg:viewBox="0 0 0 124" draw:points="0,0 0,124">
          <text:p/>
        </draw:polygon>
        <draw:line draw:style-name="gr5" draw:text-style-name="P5" draw:layer="layout" svg:x1="19.176cm" svg:y1="11.988cm" svg:x2="19.176cm" svg:y2="12.112cm">
          <text:p/>
        </draw:line>
        <draw:polygon draw:style-name="gr4" draw:text-style-name="P4" draw:layer="layout" svg:width="0cm" svg:height="0.123cm" svg:x="19.736cm" svg:y="11.988cm" svg:viewBox="0 0 0 124" draw:points="0,0 0,124">
          <text:p/>
        </draw:polygon>
        <draw:line draw:style-name="gr5" draw:text-style-name="P5" draw:layer="layout" svg:x1="19.736cm" svg:y1="11.988cm" svg:x2="19.736cm" svg:y2="12.112cm">
          <text:p/>
        </draw:line>
        <draw:polygon draw:style-name="gr4" draw:text-style-name="P4" draw:layer="layout" svg:width="0cm" svg:height="0.123cm" svg:x="20.297cm" svg:y="11.988cm" svg:viewBox="0 0 0 124" draw:points="0,0 0,124">
          <text:p/>
        </draw:polygon>
        <draw:line draw:style-name="gr5" draw:text-style-name="P5" draw:layer="layout" svg:x1="20.297cm" svg:y1="11.988cm" svg:x2="20.297cm" svg:y2="12.112cm">
          <text:p/>
        </draw:line>
        <draw:polygon draw:style-name="gr4" draw:text-style-name="P4" draw:layer="layout" svg:width="0cm" svg:height="0.123cm" svg:x="20.858cm" svg:y="11.988cm" svg:viewBox="0 0 0 124" draw:points="0,0 0,124">
          <text:p/>
        </draw:polygon>
        <draw:line draw:style-name="gr5" draw:text-style-name="P5" draw:layer="layout" svg:x1="20.858cm" svg:y1="11.988cm" svg:x2="20.858cm" svg:y2="12.112cm">
          <text:p/>
        </draw:line>
        <draw:frame draw:style-name="gr6" draw:text-style-name="P7" draw:layer="layout" svg:width="0.569cm" svg:height="0.628cm" svg:x="17.773cm" svg:y="12.125cm">
          <draw:text-box>
            <text:p text:style-name="P6"><text:span text:style-name="T1">25</text:span></text:p>
          </draw:text-box>
        </draw:frame>
        <draw:polygon draw:style-name="gr4" draw:text-style-name="P4" draw:layer="layout" svg:width="0cm" svg:height="0.123cm" svg:x="21.418cm" svg:y="11.988cm" svg:viewBox="0 0 0 124" draw:points="0,0 0,124">
          <text:p/>
        </draw:polygon>
        <draw:line draw:style-name="gr5" draw:text-style-name="P5" draw:layer="layout" svg:x1="21.418cm" svg:y1="11.988cm" svg:x2="21.418cm" svg:y2="12.112cm">
          <text:p/>
        </draw:line>
        <draw:polygon draw:style-name="gr4" draw:text-style-name="P4" draw:layer="layout" svg:width="0cm" svg:height="0.123cm" svg:x="21.979cm" svg:y="11.988cm" svg:viewBox="0 0 0 124" draw:points="0,0 0,124">
          <text:p/>
        </draw:polygon>
        <draw:line draw:style-name="gr5" draw:text-style-name="P5" draw:layer="layout" svg:x1="21.979cm" svg:y1="11.988cm" svg:x2="21.979cm" svg:y2="12.112cm">
          <text:p/>
        </draw:line>
        <draw:polygon draw:style-name="gr4" draw:text-style-name="P4" draw:layer="layout" svg:width="0cm" svg:height="0.123cm" svg:x="22.539cm" svg:y="11.988cm" svg:viewBox="0 0 0 124" draw:points="0,0 0,124">
          <text:p/>
        </draw:polygon>
        <draw:line draw:style-name="gr5" draw:text-style-name="P5" draw:layer="layout" svg:x1="22.539cm" svg:y1="11.988cm" svg:x2="22.539cm" svg:y2="12.112cm">
          <text:p/>
        </draw:line>
        <draw:polygon draw:style-name="gr4" draw:text-style-name="P4" draw:layer="layout" svg:width="0cm" svg:height="0.123cm" svg:x="23.1cm" svg:y="11.988cm" svg:viewBox="0 0 0 124" draw:points="0,0 0,124">
          <text:p/>
        </draw:polygon>
        <draw:line draw:style-name="gr5" draw:text-style-name="P5" draw:layer="layout" svg:x1="23.1cm" svg:y1="11.988cm" svg:x2="23.1cm" svg:y2="12.112cm">
          <text:p/>
        </draw:line>
        <draw:polygon draw:style-name="gr4" draw:text-style-name="P4" draw:layer="layout" svg:width="0cm" svg:height="0.123cm" svg:x="23.661cm" svg:y="11.988cm" svg:viewBox="0 0 0 124" draw:points="0,0 0,124">
          <text:p/>
        </draw:polygon>
        <draw:line draw:style-name="gr5" draw:text-style-name="P5" draw:layer="layout" svg:x1="23.661cm" svg:y1="11.988cm" svg:x2="23.661cm" svg:y2="12.112cm">
          <text:p/>
        </draw:line>
        <draw:frame draw:style-name="gr6" draw:text-style-name="P7" draw:layer="layout" svg:width="0.569cm" svg:height="0.628cm" svg:x="20.576cm" svg:y="12.125cm">
          <draw:text-box>
            <text:p text:style-name="P6"><text:span text:style-name="T1">30</text:span></text:p>
          </draw:text-box>
        </draw:frame>
        <draw:polygon draw:style-name="gr4" draw:text-style-name="P4" draw:layer="layout" svg:width="0cm" svg:height="0.123cm" svg:x="24.221cm" svg:y="11.988cm" svg:viewBox="0 0 0 124" draw:points="0,0 0,124">
          <text:p/>
        </draw:polygon>
        <draw:line draw:style-name="gr5" draw:text-style-name="P5" draw:layer="layout" svg:x1="24.221cm" svg:y1="11.988cm" svg:x2="24.221cm" svg:y2="12.112cm">
          <text:p/>
        </draw:line>
        <draw:polygon draw:style-name="gr4" draw:text-style-name="P4" draw:layer="layout" svg:width="0cm" svg:height="0.123cm" svg:x="24.782cm" svg:y="11.988cm" svg:viewBox="0 0 0 124" draw:points="0,0 0,124">
          <text:p/>
        </draw:polygon>
        <draw:line draw:style-name="gr5" draw:text-style-name="P5" draw:layer="layout" svg:x1="24.782cm" svg:y1="11.988cm" svg:x2="24.782cm" svg:y2="12.112cm">
          <text:p/>
        </draw:line>
        <draw:polygon draw:style-name="gr4" draw:text-style-name="P4" draw:layer="layout" svg:width="0cm" svg:height="0.123cm" svg:x="25.343cm" svg:y="11.988cm" svg:viewBox="0 0 0 124" draw:points="0,0 0,124">
          <text:p/>
        </draw:polygon>
        <draw:line draw:style-name="gr5" draw:text-style-name="P5" draw:layer="layout" svg:x1="25.343cm" svg:y1="11.988cm" svg:x2="25.343cm" svg:y2="12.112cm">
          <text:p/>
        </draw:line>
        <draw:polygon draw:style-name="gr4" draw:text-style-name="P4" draw:layer="layout" svg:width="0cm" svg:height="0.123cm" svg:x="25.903cm" svg:y="11.988cm" svg:viewBox="0 0 0 124" draw:points="0,0 0,124">
          <text:p/>
        </draw:polygon>
        <draw:line draw:style-name="gr5" draw:text-style-name="P5" draw:layer="layout" svg:x1="25.903cm" svg:y1="11.988cm" svg:x2="25.903cm" svg:y2="12.112cm">
          <text:p/>
        </draw:line>
        <draw:polygon draw:style-name="gr4" draw:text-style-name="P4" draw:layer="layout" svg:width="0cm" svg:height="0.123cm" svg:x="26.464cm" svg:y="11.988cm" svg:viewBox="0 0 0 124" draw:points="0,0 0,124">
          <text:p/>
        </draw:polygon>
        <draw:line draw:style-name="gr5" draw:text-style-name="P5" draw:layer="layout" svg:x1="26.464cm" svg:y1="11.988cm" svg:x2="26.464cm" svg:y2="12.112cm">
          <text:p/>
        </draw:line>
        <draw:frame draw:style-name="gr6" draw:text-style-name="P7" draw:layer="layout" svg:width="0.569cm" svg:height="0.628cm" svg:x="23.379cm" svg:y="12.125cm">
          <draw:text-box>
            <text:p text:style-name="P6"><text:span text:style-name="T1">35</text:span></text:p>
          </draw:text-box>
        </draw:frame>
        <draw:polygon draw:style-name="gr4" draw:text-style-name="P4" draw:layer="layout" svg:width="0cm" svg:height="0.123cm" svg:x="27.025cm" svg:y="11.988cm" svg:viewBox="0 0 0 124" draw:points="0,0 0,124">
          <text:p/>
        </draw:polygon>
        <draw:line draw:style-name="gr5" draw:text-style-name="P5" draw:layer="layout" svg:x1="27.025cm" svg:y1="11.988cm" svg:x2="27.025cm" svg:y2="12.112cm">
          <text:p/>
        </draw:line>
        <draw:polygon draw:style-name="gr4" draw:text-style-name="P4" draw:layer="layout" svg:width="0cm" svg:height="0.123cm" svg:x="27.585cm" svg:y="11.988cm" svg:viewBox="0 0 0 124" draw:points="0,0 0,124">
          <text:p/>
        </draw:polygon>
        <draw:line draw:style-name="gr5" draw:text-style-name="P5" draw:layer="layout" svg:x1="27.585cm" svg:y1="11.988cm" svg:x2="27.585cm" svg:y2="12.112cm">
          <text:p/>
        </draw:line>
        <draw:polygon draw:style-name="gr4" draw:text-style-name="P4" draw:layer="layout" svg:width="0cm" svg:height="0.123cm" svg:x="28.146cm" svg:y="11.988cm" svg:viewBox="0 0 0 124" draw:points="0,0 0,124">
          <text:p/>
        </draw:polygon>
        <draw:line draw:style-name="gr5" draw:text-style-name="P5" draw:layer="layout" svg:x1="28.146cm" svg:y1="11.988cm" svg:x2="28.146cm" svg:y2="12.112cm">
          <text:p/>
        </draw:line>
        <draw:polygon draw:style-name="gr4" draw:text-style-name="P4" draw:layer="layout" svg:width="0cm" svg:height="0.123cm" svg:x="28.706cm" svg:y="11.988cm" svg:viewBox="0 0 0 124" draw:points="0,0 0,124">
          <text:p/>
        </draw:polygon>
        <draw:line draw:style-name="gr5" draw:text-style-name="P5" draw:layer="layout" svg:x1="28.706cm" svg:y1="11.988cm" svg:x2="28.706cm" svg:y2="12.112cm">
          <text:p/>
        </draw:line>
        <draw:polygon draw:style-name="gr4" draw:text-style-name="P4" draw:layer="layout" svg:width="0cm" svg:height="0.123cm" svg:x="29.267cm" svg:y="11.988cm" svg:viewBox="0 0 0 124" draw:points="0,0 0,124">
          <text:p/>
        </draw:polygon>
        <draw:line draw:style-name="gr5" draw:text-style-name="P5" draw:layer="layout" svg:x1="29.267cm" svg:y1="11.988cm" svg:x2="29.267cm" svg:y2="12.112cm">
          <text:p/>
        </draw:line>
        <draw:frame draw:style-name="gr6" draw:text-style-name="P7" draw:layer="layout" svg:width="0.569cm" svg:height="0.628cm" svg:x="26.182cm" svg:y="12.125cm">
          <draw:text-box>
            <text:p text:style-name="P6"><text:span text:style-name="T1">40</text:span></text:p>
          </draw:text-box>
        </draw:frame>
        <draw:polygon draw:style-name="gr4" draw:text-style-name="P4" draw:layer="layout" svg:width="0cm" svg:height="0.123cm" svg:x="29.828cm" svg:y="11.988cm" svg:viewBox="0 0 0 124" draw:points="0,0 0,124">
          <text:p/>
        </draw:polygon>
        <draw:line draw:style-name="gr5" draw:text-style-name="P5" draw:layer="layout" svg:x1="29.828cm" svg:y1="11.988cm" svg:x2="29.828cm" svg:y2="12.112cm">
          <text:p/>
        </draw:line>
        <draw:polygon draw:style-name="gr4" draw:text-style-name="P4" draw:layer="layout" svg:width="0cm" svg:height="0.123cm" svg:x="30.388cm" svg:y="11.988cm" svg:viewBox="0 0 0 124" draw:points="0,0 0,124">
          <text:p/>
        </draw:polygon>
        <draw:line draw:style-name="gr5" draw:text-style-name="P5" draw:layer="layout" svg:x1="30.388cm" svg:y1="11.988cm" svg:x2="30.388cm" svg:y2="12.112cm">
          <text:p/>
        </draw:line>
        <draw:polygon draw:style-name="gr4" draw:text-style-name="P4" draw:layer="layout" svg:width="0cm" svg:height="0.123cm" svg:x="30.949cm" svg:y="11.988cm" svg:viewBox="0 0 0 124" draw:points="0,0 0,124">
          <text:p/>
        </draw:polygon>
        <draw:line draw:style-name="gr5" draw:text-style-name="P5" draw:layer="layout" svg:x1="30.949cm" svg:y1="11.988cm" svg:x2="30.949cm" svg:y2="12.112cm">
          <text:p/>
        </draw:line>
        <draw:polygon draw:style-name="gr4" draw:text-style-name="P4" draw:layer="layout" svg:width="0cm" svg:height="0.123cm" svg:x="31.51cm" svg:y="11.988cm" svg:viewBox="0 0 0 124" draw:points="0,0 0,124">
          <text:p/>
        </draw:polygon>
        <draw:line draw:style-name="gr5" draw:text-style-name="P5" draw:layer="layout" svg:x1="31.51cm" svg:y1="11.988cm" svg:x2="31.51cm" svg:y2="12.112cm">
          <text:p/>
        </draw:line>
        <draw:polygon draw:style-name="gr4" draw:text-style-name="P4" draw:layer="layout" svg:width="0cm" svg:height="0.123cm" svg:x="32.07cm" svg:y="11.988cm" svg:viewBox="0 0 0 124" draw:points="0,0 0,124">
          <text:p/>
        </draw:polygon>
        <draw:line draw:style-name="gr5" draw:text-style-name="P5" draw:layer="layout" svg:x1="32.07cm" svg:y1="11.988cm" svg:x2="32.07cm" svg:y2="12.112cm">
          <text:p/>
        </draw:line>
        <draw:frame draw:style-name="gr6" draw:text-style-name="P7" draw:layer="layout" svg:width="0.569cm" svg:height="0.628cm" svg:x="28.985cm" svg:y="12.125cm">
          <draw:text-box>
            <text:p text:style-name="P6"><text:span text:style-name="T1">45</text:span></text:p>
          </draw:text-box>
        </draw:frame>
        <draw:polygon draw:style-name="gr4" draw:text-style-name="P4" draw:layer="layout" svg:width="0cm" svg:height="0.123cm" svg:x="32.631cm" svg:y="11.988cm" svg:viewBox="0 0 0 124" draw:points="0,0 0,124">
          <text:p/>
        </draw:polygon>
        <draw:line draw:style-name="gr5" draw:text-style-name="P5" draw:layer="layout" svg:x1="32.631cm" svg:y1="11.988cm" svg:x2="32.631cm" svg:y2="12.112cm">
          <text:p/>
        </draw:line>
        <draw:polygon draw:style-name="gr4" draw:text-style-name="P4" draw:layer="layout" svg:width="0cm" svg:height="0.123cm" svg:x="33.192cm" svg:y="11.988cm" svg:viewBox="0 0 0 124" draw:points="0,0 0,124">
          <text:p/>
        </draw:polygon>
        <draw:line draw:style-name="gr5" draw:text-style-name="P5" draw:layer="layout" svg:x1="33.192cm" svg:y1="11.988cm" svg:x2="33.192cm" svg:y2="12.112cm">
          <text:p/>
        </draw:line>
        <draw:polygon draw:style-name="gr4" draw:text-style-name="P4" draw:layer="layout" svg:width="0cm" svg:height="0.123cm" svg:x="33.752cm" svg:y="11.988cm" svg:viewBox="0 0 0 124" draw:points="0,0 0,124">
          <text:p/>
        </draw:polygon>
        <draw:line draw:style-name="gr5" draw:text-style-name="P5" draw:layer="layout" svg:x1="33.752cm" svg:y1="11.988cm" svg:x2="33.752cm" svg:y2="12.112cm">
          <text:p/>
        </draw:line>
        <draw:polygon draw:style-name="gr4" draw:text-style-name="P4" draw:layer="layout" svg:width="0cm" svg:height="0.123cm" svg:x="34.313cm" svg:y="11.988cm" svg:viewBox="0 0 0 124" draw:points="0,0 0,124">
          <text:p/>
        </draw:polygon>
        <draw:line draw:style-name="gr5" draw:text-style-name="P5" draw:layer="layout" svg:x1="34.313cm" svg:y1="11.988cm" svg:x2="34.313cm" svg:y2="12.112cm">
          <text:p/>
        </draw:line>
        <draw:polygon draw:style-name="gr4" draw:text-style-name="P4" draw:layer="layout" svg:width="0cm" svg:height="0.123cm" svg:x="34.873cm" svg:y="11.988cm" svg:viewBox="0 0 0 124" draw:points="0,0 0,124">
          <text:p/>
        </draw:polygon>
        <draw:line draw:style-name="gr5" draw:text-style-name="P5" draw:layer="layout" svg:x1="34.873cm" svg:y1="11.988cm" svg:x2="34.873cm" svg:y2="12.112cm">
          <text:p/>
        </draw:line>
        <draw:frame draw:style-name="gr6" draw:text-style-name="P7" draw:layer="layout" svg:width="0.569cm" svg:height="0.628cm" svg:x="31.789cm" svg:y="12.125cm">
          <draw:text-box>
            <text:p text:style-name="P6"><text:span text:style-name="T1">50</text:span></text:p>
          </draw:text-box>
        </draw:frame>
        <draw:polygon draw:style-name="gr4" draw:text-style-name="P4" draw:layer="layout" svg:width="0cm" svg:height="0.123cm" svg:x="35.434cm" svg:y="11.988cm" svg:viewBox="0 0 0 124" draw:points="0,0 0,124">
          <text:p/>
        </draw:polygon>
        <draw:line draw:style-name="gr5" draw:text-style-name="P5" draw:layer="layout" svg:x1="35.434cm" svg:y1="11.988cm" svg:x2="35.434cm" svg:y2="12.112cm">
          <text:p/>
        </draw:line>
        <draw:polygon draw:style-name="gr4" draw:text-style-name="P4" draw:layer="layout" svg:width="0cm" svg:height="0.123cm" svg:x="35.995cm" svg:y="11.988cm" svg:viewBox="0 0 0 124" draw:points="0,0 0,124">
          <text:p/>
        </draw:polygon>
        <draw:line draw:style-name="gr5" draw:text-style-name="P5" draw:layer="layout" svg:x1="35.995cm" svg:y1="11.988cm" svg:x2="35.995cm" svg:y2="12.112cm">
          <text:p/>
        </draw:line>
        <draw:polygon draw:style-name="gr4" draw:text-style-name="P4" draw:layer="layout" svg:width="0cm" svg:height="0.123cm" svg:x="36.555cm" svg:y="11.988cm" svg:viewBox="0 0 0 124" draw:points="0,0 0,124">
          <text:p/>
        </draw:polygon>
        <draw:line draw:style-name="gr5" draw:text-style-name="P5" draw:layer="layout" svg:x1="36.555cm" svg:y1="11.988cm" svg:x2="36.555cm" svg:y2="12.112cm">
          <text:p/>
        </draw:line>
        <draw:polygon draw:style-name="gr4" draw:text-style-name="P4" draw:layer="layout" svg:width="0cm" svg:height="0.123cm" svg:x="37.116cm" svg:y="11.988cm" svg:viewBox="0 0 0 124" draw:points="0,0 0,124">
          <text:p/>
        </draw:polygon>
        <draw:line draw:style-name="gr5" draw:text-style-name="P5" draw:layer="layout" svg:x1="37.116cm" svg:y1="11.988cm" svg:x2="37.116cm" svg:y2="12.112cm">
          <text:p/>
        </draw:line>
        <draw:polygon draw:style-name="gr4" draw:text-style-name="P4" draw:layer="layout" svg:width="0cm" svg:height="0.123cm" svg:x="37.677cm" svg:y="11.988cm" svg:viewBox="0 0 0 124" draw:points="0,0 0,124">
          <text:p/>
        </draw:polygon>
        <draw:line draw:style-name="gr5" draw:text-style-name="P5" draw:layer="layout" svg:x1="37.677cm" svg:y1="11.988cm" svg:x2="37.677cm" svg:y2="12.112cm">
          <text:p/>
        </draw:line>
        <draw:frame draw:style-name="gr6" draw:text-style-name="P7" draw:layer="layout" svg:width="0.569cm" svg:height="0.628cm" svg:x="34.592cm" svg:y="12.125cm">
          <draw:text-box>
            <text:p text:style-name="P6"><text:span text:style-name="T1">55</text:span></text:p>
          </draw:text-box>
        </draw:frame>
        <draw:polygon draw:style-name="gr4" draw:text-style-name="P4" draw:layer="layout" svg:width="0cm" svg:height="0.123cm" svg:x="38.237cm" svg:y="11.988cm" svg:viewBox="0 0 0 124" draw:points="0,0 0,124">
          <text:p/>
        </draw:polygon>
        <draw:line draw:style-name="gr5" draw:text-style-name="P5" draw:layer="layout" svg:x1="38.237cm" svg:y1="11.988cm" svg:x2="38.237cm" svg:y2="12.112cm">
          <text:p/>
        </draw:line>
        <draw:polygon draw:style-name="gr4" draw:text-style-name="P4" draw:layer="layout" svg:width="0cm" svg:height="0.123cm" svg:x="38.798cm" svg:y="11.988cm" svg:viewBox="0 0 0 124" draw:points="0,0 0,124">
          <text:p/>
        </draw:polygon>
        <draw:line draw:style-name="gr5" draw:text-style-name="P5" draw:layer="layout" svg:x1="38.798cm" svg:y1="11.988cm" svg:x2="38.798cm" svg:y2="12.112cm">
          <text:p/>
        </draw:line>
        <draw:polygon draw:style-name="gr4" draw:text-style-name="P4" draw:layer="layout" svg:width="0cm" svg:height="0.123cm" svg:x="39.359cm" svg:y="11.988cm" svg:viewBox="0 0 0 124" draw:points="0,0 0,124">
          <text:p/>
        </draw:polygon>
        <draw:line draw:style-name="gr5" draw:text-style-name="P5" draw:layer="layout" svg:x1="39.359cm" svg:y1="11.988cm" svg:x2="39.359cm" svg:y2="12.112cm">
          <text:p/>
        </draw:line>
        <draw:polygon draw:style-name="gr4" draw:text-style-name="P4" draw:layer="layout" svg:width="0.123cm" svg:height="0cm" svg:x="1.89cm" svg:y="11.408cm" svg:viewBox="0 0 124 0" draw:points="124,0 0,0">
          <text:p/>
        </draw:polygon>
        <draw:line draw:style-name="gr5" draw:text-style-name="P5" draw:layer="layout" svg:x1="2.014cm" svg:y1="11.408cm" svg:x2="1.89cm" svg:y2="11.408cm">
          <text:p/>
        </draw:line>
        <draw:frame draw:style-name="gr6" draw:text-style-name="P7" draw:layer="layout" svg:width="0.569cm" svg:height="0.628cm" svg:x="37.395cm" svg:y="12.125cm">
          <draw:text-box>
            <text:p text:style-name="P6"><text:span text:style-name="T1">60</text:span></text:p>
          </draw:text-box>
        </draw:frame>
        <draw:polygon draw:style-name="gr4" draw:text-style-name="P4" draw:layer="layout" svg:width="0.123cm" svg:height="0cm" svg:x="1.89cm" svg:y="9.736cm" svg:viewBox="0 0 124 0" draw:points="124,0 0,0">
          <text:p/>
        </draw:polygon>
        <draw:line draw:style-name="gr5" draw:text-style-name="P5" draw:layer="layout" svg:x1="2.014cm" svg:y1="9.736cm" svg:x2="1.89cm" svg:y2="9.736cm">
          <text:p/>
        </draw:line>
        <draw:frame draw:style-name="gr7" draw:text-style-name="P8" draw:layer="layout" svg:width="0.798cm" svg:height="0.704cm" svg:x="0.973cm" svg:y="11.063cm">
          <draw:text-box>
            <text:p text:style-name="P6"><text:span text:style-name="T2">0.0</text:span></text:p>
          </draw:text-box>
        </draw:frame>
        <draw:polygon draw:style-name="gr4" draw:text-style-name="P4" draw:layer="layout" svg:width="0.123cm" svg:height="0cm" svg:x="1.89cm" svg:y="8.064cm" svg:viewBox="0 0 124 0" draw:points="124,0 0,0">
          <text:p/>
        </draw:polygon>
        <draw:line draw:style-name="gr5" draw:text-style-name="P5" draw:layer="layout" svg:x1="2.014cm" svg:y1="8.064cm" svg:x2="1.89cm" svg:y2="8.064cm">
          <text:p/>
        </draw:line>
        <draw:frame draw:style-name="gr7" draw:text-style-name="P8" draw:layer="layout" svg:width="0.798cm" svg:height="0.704cm" svg:x="0.973cm" svg:y="9.391cm">
          <draw:text-box>
            <text:p text:style-name="P6"><text:span text:style-name="T2">0.2</text:span></text:p>
          </draw:text-box>
        </draw:frame>
        <draw:polygon draw:style-name="gr4" draw:text-style-name="P4" draw:layer="layout" svg:width="0.123cm" svg:height="0cm" svg:x="1.89cm" svg:y="6.391cm" svg:viewBox="0 0 124 0" draw:points="124,0 0,0">
          <text:p/>
        </draw:polygon>
        <draw:line draw:style-name="gr5" draw:text-style-name="P5" draw:layer="layout" svg:x1="2.014cm" svg:y1="6.391cm" svg:x2="1.89cm" svg:y2="6.391cm">
          <text:p/>
        </draw:line>
        <draw:frame draw:style-name="gr7" draw:text-style-name="P8" draw:layer="layout" svg:width="0.798cm" svg:height="0.704cm" svg:x="0.973cm" svg:y="7.719cm">
          <draw:text-box>
            <text:p text:style-name="P6"><text:span text:style-name="T2">0.4</text:span></text:p>
          </draw:text-box>
        </draw:frame>
        <draw:polygon draw:style-name="gr4" draw:text-style-name="P4" draw:layer="layout" svg:width="0.123cm" svg:height="0cm" svg:x="1.89cm" svg:y="4.719cm" svg:viewBox="0 0 124 0" draw:points="124,0 0,0">
          <text:p/>
        </draw:polygon>
        <draw:line draw:style-name="gr5" draw:text-style-name="P5" draw:layer="layout" svg:x1="2.014cm" svg:y1="4.719cm" svg:x2="1.89cm" svg:y2="4.719cm">
          <text:p/>
        </draw:line>
        <draw:frame draw:style-name="gr7" draw:text-style-name="P8" draw:layer="layout" svg:width="0.798cm" svg:height="0.704cm" svg:x="0.973cm" svg:y="6.047cm">
          <draw:text-box>
            <text:p text:style-name="P6"><text:span text:style-name="T2">0.6</text:span></text:p>
          </draw:text-box>
        </draw:frame>
        <draw:polygon draw:style-name="gr4" draw:text-style-name="P4" draw:layer="layout" svg:width="0.123cm" svg:height="0cm" svg:x="1.89cm" svg:y="3.047cm" svg:viewBox="0 0 124 0" draw:points="124,0 0,0">
          <text:p/>
        </draw:polygon>
        <draw:line draw:style-name="gr5" draw:text-style-name="P5" draw:layer="layout" svg:x1="2.014cm" svg:y1="3.047cm" svg:x2="1.89cm" svg:y2="3.047cm">
          <text:p/>
        </draw:line>
        <draw:frame draw:style-name="gr7" draw:text-style-name="P8" draw:layer="layout" svg:width="0.798cm" svg:height="0.704cm" svg:x="0.973cm" svg:y="4.375cm">
          <draw:text-box>
            <text:p text:style-name="P6"><text:span text:style-name="T2">0.8</text:span></text:p>
          </draw:text-box>
        </draw:frame>
        <draw:polygon draw:style-name="gr4" draw:text-style-name="P4" draw:layer="layout" svg:width="0.123cm" svg:height="0cm" svg:x="1.89cm" svg:y="1.375cm" svg:viewBox="0 0 124 0" draw:points="124,0 0,0">
          <text:p/>
        </draw:polygon>
        <draw:line draw:style-name="gr5" draw:text-style-name="P5" draw:layer="layout" svg:x1="2.014cm" svg:y1="1.375cm" svg:x2="1.89cm" svg:y2="1.375cm">
          <text:p/>
        </draw:line>
        <draw:frame draw:style-name="gr7" draw:text-style-name="P8" draw:layer="layout" svg:width="0.798cm" svg:height="0.704cm" svg:x="0.973cm" svg:y="2.702cm">
          <draw:text-box>
            <text:p text:style-name="P6"><text:span text:style-name="T2">1.0</text:span></text:p>
          </draw:text-box>
        </draw:frame>
        <draw:frame draw:style-name="gr7" draw:text-style-name="P8" draw:layer="layout" svg:width="0.798cm" svg:height="0.704cm" svg:x="0.973cm" svg:y="1.03cm">
          <draw:text-box>
            <text:p text:style-name="P6"><text:span text:style-name="T2">1.2</text:span></text:p>
          </draw:text-box>
        </draw:frame>
        <draw:line draw:style-name="gr8" draw:text-style-name="P5" draw:layer="layout" svg:x1="2.014cm" svg:y1="11.988cm" svg:x2="2.014cm" svg:y2="0.254cm">
          <text:p/>
        </draw:line>
        <draw:line draw:style-name="gr8" draw:text-style-name="P5" draw:layer="layout" svg:x1="41.384cm" svg:y1="11.988cm" svg:x2="41.384cm" svg:y2="0.254cm">
          <text:p/>
        </draw:line>
        <draw:line draw:style-name="gr8" draw:text-style-name="P5" draw:layer="layout" svg:x1="2.014cm" svg:y1="11.988cm" svg:x2="41.384cm" svg:y2="11.988cm">
          <text:p/>
        </draw:line>
        <draw:line draw:style-name="gr8" draw:text-style-name="P5" draw:layer="layout" svg:x1="2.014cm" svg:y1="0.254cm" svg:x2="41.384cm" svg:y2="0.254cm">
          <text:p/>
        </draw:line>
        <draw:frame draw:style-name="gr7" draw:text-style-name="P8" draw:layer="layout" svg:width="6.018cm" svg:height="0.704cm" draw:transform="rotate (1.5707963267949) translate (0.129cm 9.087cm)">
          <draw:text-box>
            <text:p text:style-name="P6"><text:span text:style-name="T2">Average Indirect Effect</text:span></text:p>
          </draw:text-box>
        </draw:frame>
        <draw:polygon draw:style-name="gr1" draw:text-style-name="P1" draw:layer="layout" svg:width="1.128cm" svg:height="0.395cm" svg:x="3.1cm" svg:y="1.049cm" svg:viewBox="0 0 1129 396" draw:points="0,396 1129,396 1129,0 0,0">
          <text:p/>
        </draw:polygon>
        <draw:polygon draw:style-name="gr2" draw:text-style-name="P2" draw:layer="layout" svg:width="1.129cm" svg:height="0.395cm" svg:x="3.1cm" svg:y="2.127cm" svg:viewBox="0 0 1130 396" draw:points="0,396 1130,396 1130,0 0,0">
          <text:p/>
        </draw:polygon>
        <draw:frame draw:style-name="gr6" draw:text-style-name="P10" draw:layer="layout" svg:width="2.504cm" svg:height="0.86cm" svg:x="4.551cm" svg:y="0.785cm">
          <draw:text-box>
            <text:p text:style-name="P9"><text:span text:style-name="T3">IE with </text:span></text:p>
          </draw:text-box>
        </draw:frame>
        <draw:polygon draw:style-name="gr3" draw:text-style-name="P3" draw:layer="layout" svg:width="1.129cm" svg:height="0.395cm" svg:x="3.113cm" svg:y="3.143cm" svg:viewBox="0 0 1130 396" draw:points="0,396 1130,396 1130,0 0,0">
          <text:p/>
        </draw:polygon>
        <draw:frame draw:style-name="gr6" draw:text-style-name="P10" draw:layer="layout" svg:width="2.5cm" svg:height="0.86cm" svg:x="7.874cm" svg:y="0.781cm">
          <draw:text-box>
            <text:p text:style-name="P9"><text:span text:style-name="T3">restored</text:span></text:p>
          </draw:text-box>
        </draw:frame>
        <draw:frame draw:style-name="gr9" draw:text-style-name="P12" draw:layer="layout" svg:width="0.391cm" svg:height="0.776cm" svg:x="7.041cm" svg:y="0.93cm">
          <draw:text-box>
            <text:p text:style-name="P11"><text:span text:style-name="T4">h</text:span></text:p>
          </draw:text-box>
        </draw:frame>
        <draw:frame draw:style-name="gr10" draw:text-style-name="P14" draw:layer="layout" svg:width="0.15cm" svg:height="0.53cm" svg:x="7.404cm" svg:y="1.239cm">
          <draw:text-box>
            <text:p text:style-name="P13"><text:span text:style-name="T5">i</text:span></text:p>
          </draw:text-box>
        </draw:frame>
        <draw:frame draw:style-name="gr11" draw:text-style-name="P16" draw:layer="layout" svg:width="0.159cm" svg:height="0.357cm" svg:x="7.385cm" svg:y="0.731cm">
          <draw:text-box>
            <text:p text:style-name="P15"><text:span text:style-name="T6">(</text:span></text:p>
          </draw:text-box>
        </draw:frame>
        <draw:frame draw:style-name="gr12" draw:text-style-name="P18" draw:layer="layout" svg:width="0.129cm" svg:height="0.37cm" svg:x="7.51cm" svg:y="0.731cm">
          <draw:text-box>
            <text:p text:style-name="P17"><text:span text:style-name="T7">l</text:span></text:p>
          </draw:text-box>
        </draw:frame>
        <draw:frame draw:style-name="gr13" draw:text-style-name="P20" draw:layer="layout" svg:width="0.133cm" svg:height="0.357cm" svg:x="7.615cm" svg:y="0.73cm">
          <draw:text-box>
            <text:p text:style-name="P19"><text:span text:style-name="T8">)</text:span></text:p>
          </draw:text-box>
        </draw:frame>
        <draw:frame draw:style-name="gr6" draw:text-style-name="P10" draw:layer="layout" svg:width="2.504cm" svg:height="0.86cm" svg:x="4.552cm" svg:y="1.854cm">
          <draw:text-box>
            <text:p text:style-name="P9"><text:span text:style-name="T3">IE with </text:span></text:p>
          </draw:text-box>
        </draw:frame>
        <draw:frame draw:style-name="gr6" draw:text-style-name="P10" draw:layer="layout" svg:width="2.5cm" svg:height="0.86cm" svg:x="7.875cm" svg:y="1.85cm">
          <draw:text-box>
            <text:p text:style-name="P9"><text:span text:style-name="T3">restored</text:span></text:p>
          </draw:text-box>
        </draw:frame>
        <draw:frame draw:style-name="gr9" draw:text-style-name="P12" draw:layer="layout" svg:width="0.391cm" svg:height="0.776cm" svg:x="7.042cm" svg:y="1.999cm">
          <draw:text-box>
            <text:p text:style-name="P11"><text:span text:style-name="T4">h</text:span></text:p>
          </draw:text-box>
        </draw:frame>
        <draw:frame draw:style-name="gr10" draw:text-style-name="P14" draw:layer="layout" svg:width="0.15cm" svg:height="0.53cm" svg:x="7.405cm" svg:y="2.308cm">
          <draw:text-box>
            <text:p text:style-name="P13"><text:span text:style-name="T5">i</text:span></text:p>
          </draw:text-box>
        </draw:frame>
        <draw:frame draw:style-name="gr11" draw:text-style-name="P16" draw:layer="layout" svg:width="0.159cm" svg:height="0.357cm" svg:x="7.386cm" svg:y="1.8cm">
          <draw:text-box>
            <text:p text:style-name="P15"><text:span text:style-name="T6">(</text:span></text:p>
          </draw:text-box>
        </draw:frame>
        <draw:frame draw:style-name="gr12" draw:text-style-name="P18" draw:layer="layout" svg:width="0.129cm" svg:height="0.37cm" svg:x="7.511cm" svg:y="1.8cm">
          <draw:text-box>
            <text:p text:style-name="P17"><text:span text:style-name="T7">l</text:span></text:p>
          </draw:text-box>
        </draw:frame>
        <draw:frame draw:style-name="gr13" draw:text-style-name="P20" draw:layer="layout" svg:width="0.133cm" svg:height="0.357cm" svg:x="7.616cm" svg:y="1.799cm">
          <draw:text-box>
            <text:p text:style-name="P19"><text:span text:style-name="T8">)</text:span></text:p>
          </draw:text-box>
        </draw:frame>
        <draw:frame draw:style-name="gr6" draw:text-style-name="P10" draw:layer="layout" svg:width="2.504cm" svg:height="0.86cm" svg:x="4.532cm" svg:y="2.944cm">
          <draw:text-box>
            <text:p text:style-name="P9"><text:span text:style-name="T3">IE with </text:span></text:p>
          </draw:text-box>
        </draw:frame>
        <draw:frame draw:style-name="gr6" draw:text-style-name="P10" draw:layer="layout" svg:width="2.5cm" svg:height="0.86cm" svg:x="7.855cm" svg:y="2.94cm">
          <draw:text-box>
            <text:p text:style-name="P9"><text:span text:style-name="T3">restored</text:span></text:p>
          </draw:text-box>
        </draw:frame>
        <draw:frame draw:style-name="gr9" draw:text-style-name="P12" draw:layer="layout" svg:width="0.391cm" svg:height="0.776cm" svg:x="7.022cm" svg:y="3.089cm">
          <draw:text-box>
            <text:p text:style-name="P11"><text:span text:style-name="T4">h</text:span></text:p>
          </draw:text-box>
        </draw:frame>
        <draw:frame draw:style-name="gr10" draw:text-style-name="P14" draw:layer="layout" svg:width="0.15cm" svg:height="0.53cm" svg:x="7.385cm" svg:y="3.398cm">
          <draw:text-box>
            <text:p text:style-name="P13"><text:span text:style-name="T5">i</text:span></text:p>
          </draw:text-box>
        </draw:frame>
        <draw:frame draw:style-name="gr11" draw:text-style-name="P16" draw:layer="layout" svg:width="0.159cm" svg:height="0.357cm" svg:x="7.366cm" svg:y="2.89cm">
          <draw:text-box>
            <text:p text:style-name="P15"><text:span text:style-name="T6">(</text:span></text:p>
          </draw:text-box>
        </draw:frame>
        <draw:frame draw:style-name="gr12" draw:text-style-name="P18" draw:layer="layout" svg:width="0.129cm" svg:height="0.37cm" svg:x="7.491cm" svg:y="2.89cm">
          <draw:text-box>
            <text:p text:style-name="P17"><text:span text:style-name="T7">l</text:span></text:p>
          </draw:text-box>
        </draw:frame>
        <draw:frame draw:style-name="gr13" draw:text-style-name="P20" draw:layer="layout" svg:width="0.133cm" svg:height="0.357cm" svg:x="7.596cm" svg:y="2.889cm">
          <draw:text-box>
            <text:p text:style-name="P19"><text:span text:style-name="T8">)</text:span></text:p>
          </draw:text-box>
        </draw:frame>
        <draw:frame draw:style-name="gr9" draw:text-style-name="P12" draw:layer="layout" svg:width="0.391cm" svg:height="0.776cm" svg:x="10.723cm" svg:y="3.058cm">
          <draw:text-box>
            <text:p text:style-name="P11"><text:span text:style-name="T4">g</text:span></text:p>
          </draw:text-box>
        </draw:frame>
        <draw:frame draw:style-name="gr10" draw:text-style-name="P14" draw:layer="layout" svg:width="0.15cm" svg:height="0.53cm" svg:x="11.078cm" svg:y="3.502cm">
          <draw:text-box>
            <text:p text:style-name="P13"><text:span text:style-name="T5">i</text:span></text:p>
          </draw:text-box>
        </draw:frame>
        <draw:frame draw:style-name="gr11" draw:text-style-name="P16" draw:layer="layout" svg:width="0.159cm" svg:height="0.357cm" svg:x="11.067cm" svg:y="2.859cm">
          <draw:text-box>
            <text:p text:style-name="P15"><text:span text:style-name="T6">(</text:span></text:p>
          </draw:text-box>
        </draw:frame>
        <draw:frame draw:style-name="gr12" draw:text-style-name="P18" draw:layer="layout" svg:width="0.129cm" svg:height="0.37cm" svg:x="11.192cm" svg:y="2.859cm">
          <draw:text-box>
            <text:p text:style-name="P17"><text:span text:style-name="T7">l</text:span></text:p>
          </draw:text-box>
        </draw:frame>
        <draw:frame draw:style-name="gr13" draw:text-style-name="P20" draw:layer="layout" svg:width="0.133cm" svg:height="0.357cm" svg:x="11.297cm" svg:y="2.858cm">
          <draw:text-box>
            <text:p text:style-name="P19"><text:span text:style-name="T8">)</text:span></text:p>
          </draw:text-box>
        </draw:frame>
        <draw:frame draw:style-name="gr6" draw:text-style-name="P10" draw:layer="layout" svg:width="2.462cm" svg:height="0.86cm" svg:x="11.555cm" svg:y="2.94cm">
          <draw:text-box>
            <text:p text:style-name="P9"><text:span text:style-name="T3">blocked</text:span></text:p>
          </draw:text-box>
        </draw:frame>
        <draw:frame draw:style-name="gr11" draw:text-style-name="P22" draw:layer="layout" svg:width="0.277cm" svg:height="0.738cm" svg:x="10.543cm" svg:y="3.143cm">
          <draw:text-box>
            <text:p text:style-name="P21"><text:span text:style-name="T9">(</text:span></text:p>
          </draw:text-box>
        </draw:frame>
        <draw:frame draw:style-name="gr11" draw:text-style-name="P22" draw:layer="layout" svg:width="0.277cm" svg:height="0.738cm" svg:x="13.972cm" svg:y="3.167cm">
          <draw:text-box>
            <text:p text:style-name="P21"><text:span text:style-name="T9">)</text:span></text:p>
          </draw:text-box>
        </draw:frame>
        <draw:frame draw:style-name="gr9" draw:text-style-name="P12" draw:layer="layout" svg:width="0.303cm" svg:height="0.776cm" svg:x="10.723cm" svg:y="1.935cm">
          <draw:text-box>
            <text:p text:style-name="P11"><text:span text:style-name="T4">s</text:span></text:p>
          </draw:text-box>
        </draw:frame>
        <draw:frame draw:style-name="gr10" draw:text-style-name="P14" draw:layer="layout" svg:width="0.15cm" svg:height="0.53cm" svg:x="11.086cm" svg:y="2.244cm">
          <draw:text-box>
            <text:p text:style-name="P13"><text:span text:style-name="T5">i</text:span></text:p>
          </draw:text-box>
        </draw:frame>
        <draw:frame draw:style-name="gr11" draw:text-style-name="P16" draw:layer="layout" svg:width="0.159cm" svg:height="0.357cm" svg:x="11.067cm" svg:y="1.736cm">
          <draw:text-box>
            <text:p text:style-name="P15"><text:span text:style-name="T6">(</text:span></text:p>
          </draw:text-box>
        </draw:frame>
        <draw:frame draw:style-name="gr12" draw:text-style-name="P18" draw:layer="layout" svg:width="0.129cm" svg:height="0.37cm" svg:x="11.192cm" svg:y="1.736cm">
          <draw:text-box>
            <text:p text:style-name="P17"><text:span text:style-name="T7">l</text:span></text:p>
          </draw:text-box>
        </draw:frame>
        <draw:frame draw:style-name="gr13" draw:text-style-name="P20" draw:layer="layout" svg:width="0.133cm" svg:height="0.357cm" svg:x="11.297cm" svg:y="1.735cm">
          <draw:text-box>
            <text:p text:style-name="P19"><text:span text:style-name="T8">)</text:span></text:p>
          </draw:text-box>
        </draw:frame>
        <draw:frame draw:style-name="gr6" draw:text-style-name="P10" draw:layer="layout" svg:width="2.462cm" svg:height="0.86cm" svg:x="11.555cm" svg:y="1.817cm">
          <draw:text-box>
            <text:p text:style-name="P9"><text:span text:style-name="T3">blocked</text:span></text:p>
          </draw:text-box>
        </draw:frame>
        <draw:frame draw:style-name="gr11" draw:text-style-name="P22" draw:layer="layout" svg:width="0.277cm" svg:height="0.738cm" svg:x="10.543cm" svg:y="2.02cm">
          <draw:text-box>
            <text:p text:style-name="P21"><text:span text:style-name="T9">(</text:span></text:p>
          </draw:text-box>
        </draw:frame>
        <draw:frame draw:style-name="gr11" draw:text-style-name="P22" draw:layer="layout" svg:width="0.277cm" svg:height="0.738cm" svg:x="13.972cm" svg:y="2.044cm">
          <draw:text-box>
            <text:p text:style-name="P21"><text:span text:style-name="T9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1.638cm" fo:page-height="14.0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6T12:34:35.679900786</dc:date>
    <meta:editing-duration>PT3M</meta:editing-duration>
    <meta:editing-cycles>1</meta:editing-cycles>
    <meta:document-statistic meta:object-count="399"/>
    <meta:generator>LibreOffice/6.4.7.2$Linux_X86_64 LibreOffice_project/40$Build-2</meta:generator>
  </office:meta>
</office:document-meta>
</file>